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5.9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09</text:p>
          </table:table-cell>
          <table:table-cell office:value-type="string">
            <text:p>Infectious gastroenteritis and colitis, unspecified</text:p>
          </table:table-cell>
          <table:table-cell table:formula="of:=CONCATENATE(CHAR(34);[.A2];CHAR(34);&quot;: {&quot;;CHAR(34);[.$B$1];CHAR(34);&quot;:&quot;;CHAR(34);[.B2];CHAR(34);&quot;,&quot;;CHAR(34);[.$C$1];CHAR(34);&quot;:&quot;;CHAR(34);[.C2];CHAR(34);&quot;},&quot;)" office:value-type="string" office:string-value="&quot;1&quot;: {&quot;code&quot;:&quot;A09&quot;,&quot;description&quot;:&quot;Infectious gastroenteritis and colitis, unspecified&quot;},">
            <text:p>"1": {"code":"A09","description":"Infectious gastroenteritis and colitis, unspecified"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A64</text:p>
          </table:table-cell>
          <table:table-cell office:value-type="string">
            <text:p>Unspecified sexually transmitted disease</text:p>
          </table:table-cell>
          <table:table-cell table:formula="of:=CONCATENATE(CHAR(34);[.A3];CHAR(34);&quot;: {&quot;;CHAR(34);[.$B$1];CHAR(34);&quot;:&quot;;CHAR(34);[.B3];CHAR(34);&quot;,&quot;;CHAR(34);[.$C$1];CHAR(34);&quot;:&quot;;CHAR(34);[.C3];CHAR(34);&quot;},&quot;)" office:value-type="string" office:string-value="&quot;2&quot;: {&quot;code&quot;:&quot;A64&quot;,&quot;description&quot;:&quot;Unspecified sexually transmitted disease&quot;},">
            <text:p>"2": {"code":"A64","description":"Unspecified sexually transmitted disease"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B300</text:p>
          </table:table-cell>
          <table:table-cell office:value-type="string">
            <text:p>Keratoconjunctivitis due to adenovirus</text:p>
          </table:table-cell>
          <table:table-cell table:formula="of:=CONCATENATE(CHAR(34);[.A4];CHAR(34);&quot;: {&quot;;CHAR(34);[.$B$1];CHAR(34);&quot;:&quot;;CHAR(34);[.B4];CHAR(34);&quot;,&quot;;CHAR(34);[.$C$1];CHAR(34);&quot;:&quot;;CHAR(34);[.C4];CHAR(34);&quot;},&quot;)" office:value-type="string" office:string-value="&quot;3&quot;: {&quot;code&quot;:&quot;B300&quot;,&quot;description&quot;:&quot;Keratoconjunctivitis due to adenovirus&quot;},">
            <text:p>"3": {"code":"B300","description":"Keratoconjunctivitis due to adenovirus"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B302</text:p>
          </table:table-cell>
          <table:table-cell office:value-type="string">
            <text:p>Viral pharyngoconjunctivitis</text:p>
          </table:table-cell>
          <table:table-cell table:formula="of:=CONCATENATE(CHAR(34);[.A5];CHAR(34);&quot;: {&quot;;CHAR(34);[.$B$1];CHAR(34);&quot;:&quot;;CHAR(34);[.B5];CHAR(34);&quot;,&quot;;CHAR(34);[.$C$1];CHAR(34);&quot;:&quot;;CHAR(34);[.C5];CHAR(34);&quot;},&quot;)" office:value-type="string" office:string-value="&quot;4&quot;: {&quot;code&quot;:&quot;B302&quot;,&quot;description&quot;:&quot;Viral pharyngoconjunctivitis&quot;},">
            <text:p>"4": {"code":"B302","description":"Viral pharyngoconjunctivitis"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B308</text:p>
          </table:table-cell>
          <table:table-cell office:value-type="string">
            <text:p>Other viral conjunctivitis</text:p>
          </table:table-cell>
          <table:table-cell table:formula="of:=CONCATENATE(CHAR(34);[.A6];CHAR(34);&quot;: {&quot;;CHAR(34);[.$B$1];CHAR(34);&quot;:&quot;;CHAR(34);[.B6];CHAR(34);&quot;,&quot;;CHAR(34);[.$C$1];CHAR(34);&quot;:&quot;;CHAR(34);[.C6];CHAR(34);&quot;},&quot;)" office:value-type="string" office:string-value="&quot;5&quot;: {&quot;code&quot;:&quot;B308&quot;,&quot;description&quot;:&quot;Other viral conjunctivitis&quot;},">
            <text:p>"5": {"code":"B308","description":"Other viral conjunctivitis"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B309</text:p>
          </table:table-cell>
          <table:table-cell office:value-type="string">
            <text:p>Viral conjunctivitis, unspecified</text:p>
          </table:table-cell>
          <table:table-cell table:formula="of:=CONCATENATE(CHAR(34);[.A7];CHAR(34);&quot;: {&quot;;CHAR(34);[.$B$1];CHAR(34);&quot;:&quot;;CHAR(34);[.B7];CHAR(34);&quot;,&quot;;CHAR(34);[.$C$1];CHAR(34);&quot;:&quot;;CHAR(34);[.C7];CHAR(34);&quot;},&quot;)" office:value-type="string" office:string-value="&quot;6&quot;: {&quot;code&quot;:&quot;B309&quot;,&quot;description&quot;:&quot;Viral conjunctivitis, unspecified&quot;},">
            <text:p>"6": {"code":"B309","description":"Viral conjunctivitis, unspecified"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B373</text:p>
          </table:table-cell>
          <table:table-cell office:value-type="string">
            <text:p>Candidiasis of vulva and vagina</text:p>
          </table:table-cell>
          <table:table-cell table:formula="of:=CONCATENATE(CHAR(34);[.A8];CHAR(34);&quot;: {&quot;;CHAR(34);[.$B$1];CHAR(34);&quot;:&quot;;CHAR(34);[.B8];CHAR(34);&quot;,&quot;;CHAR(34);[.$C$1];CHAR(34);&quot;:&quot;;CHAR(34);[.C8];CHAR(34);&quot;},&quot;)" office:value-type="string" office:string-value="&quot;7&quot;: {&quot;code&quot;:&quot;B373&quot;,&quot;description&quot;:&quot;Candidiasis of vulva and vagina&quot;},">
            <text:p>"7": {"code":"B373","description":"Candidiasis of vulva and vagina"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B9789</text:p>
          </table:table-cell>
          <table:table-cell office:value-type="string">
            <text:p>Other viral agents as the cause of diseases classified elsewhere</text:p>
          </table:table-cell>
          <table:table-cell table:formula="of:=CONCATENATE(CHAR(34);[.A9];CHAR(34);&quot;: {&quot;;CHAR(34);[.$B$1];CHAR(34);&quot;:&quot;;CHAR(34);[.B9];CHAR(34);&quot;,&quot;;CHAR(34);[.$C$1];CHAR(34);&quot;:&quot;;CHAR(34);[.C9];CHAR(34);&quot;},&quot;)" office:value-type="string" office:string-value="&quot;8&quot;: {&quot;code&quot;:&quot;B9789&quot;,&quot;description&quot;:&quot;Other viral agents as the cause of diseases classified elsewhere&quot;},">
            <text:p>"8": {"code":"B9789","description":"Other viral agents as the cause of diseases classified elsewhere"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E860</text:p>
          </table:table-cell>
          <table:table-cell office:value-type="string">
            <text:p>Dehydration</text:p>
          </table:table-cell>
          <table:table-cell table:formula="of:=CONCATENATE(CHAR(34);[.A10];CHAR(34);&quot;: {&quot;;CHAR(34);[.$B$1];CHAR(34);&quot;:&quot;;CHAR(34);[.B10];CHAR(34);&quot;,&quot;;CHAR(34);[.$C$1];CHAR(34);&quot;:&quot;;CHAR(34);[.C10];CHAR(34);&quot;},&quot;)" office:value-type="string" office:string-value="&quot;9&quot;: {&quot;code&quot;:&quot;E860&quot;,&quot;description&quot;:&quot;Dehydration&quot;},">
            <text:p>"9": {"code":"E860","description":"Dehydration"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F340</text:p>
          </table:table-cell>
          <table:table-cell office:value-type="string">
            <text:p>Cyclothymic disorder</text:p>
          </table:table-cell>
          <table:table-cell table:formula="of:=CONCATENATE(CHAR(34);[.A11];CHAR(34);&quot;: {&quot;;CHAR(34);[.$B$1];CHAR(34);&quot;:&quot;;CHAR(34);[.B11];CHAR(34);&quot;,&quot;;CHAR(34);[.$C$1];CHAR(34);&quot;:&quot;;CHAR(34);[.C11];CHAR(34);&quot;},&quot;)" office:value-type="string" office:string-value="&quot;10&quot;: {&quot;code&quot;:&quot;F340&quot;,&quot;description&quot;:&quot;Cyclothymic disorder&quot;},">
            <text:p>"10": {"code":"F340","description":"Cyclothymic disorder"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F341</text:p>
          </table:table-cell>
          <table:table-cell office:value-type="string">
            <text:p>Dysthymic disorder</text:p>
          </table:table-cell>
          <table:table-cell table:formula="of:=CONCATENATE(CHAR(34);[.A12];CHAR(34);&quot;: {&quot;;CHAR(34);[.$B$1];CHAR(34);&quot;:&quot;;CHAR(34);[.B12];CHAR(34);&quot;,&quot;;CHAR(34);[.$C$1];CHAR(34);&quot;:&quot;;CHAR(34);[.C12];CHAR(34);&quot;},&quot;)" office:value-type="string" office:string-value="&quot;11&quot;: {&quot;code&quot;:&quot;F341&quot;,&quot;description&quot;:&quot;Dysthymic disorder&quot;},">
            <text:p>"11": {"code":"F341","description":"Dysthymic disorder"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F39</text:p>
          </table:table-cell>
          <table:table-cell office:value-type="string">
            <text:p>Unspecified mood [affective] disorder</text:p>
          </table:table-cell>
          <table:table-cell table:formula="of:=CONCATENATE(CHAR(34);[.A13];CHAR(34);&quot;: {&quot;;CHAR(34);[.$B$1];CHAR(34);&quot;:&quot;;CHAR(34);[.B13];CHAR(34);&quot;,&quot;;CHAR(34);[.$C$1];CHAR(34);&quot;:&quot;;CHAR(34);[.C13];CHAR(34);&quot;},&quot;)" office:value-type="string" office:string-value="&quot;12&quot;: {&quot;code&quot;:&quot;F39&quot;,&quot;description&quot;:&quot;Unspecified mood [affective] disorder&quot;},">
            <text:p>"12": {"code":"F39","description":"Unspecified mood [affective] disorder"},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F411</text:p>
          </table:table-cell>
          <table:table-cell office:value-type="string">
            <text:p>Generalized anxiety disorder</text:p>
          </table:table-cell>
          <table:table-cell table:formula="of:=CONCATENATE(CHAR(34);[.A14];CHAR(34);&quot;: {&quot;;CHAR(34);[.$B$1];CHAR(34);&quot;:&quot;;CHAR(34);[.B14];CHAR(34);&quot;,&quot;;CHAR(34);[.$C$1];CHAR(34);&quot;:&quot;;CHAR(34);[.C14];CHAR(34);&quot;},&quot;)" office:value-type="string" office:string-value="&quot;13&quot;: {&quot;code&quot;:&quot;F411&quot;,&quot;description&quot;:&quot;Generalized anxiety disorder&quot;},">
            <text:p>"13": {"code":"F411","description":"Generalized anxiety disorder"},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F418</text:p>
          </table:table-cell>
          <table:table-cell office:value-type="string">
            <text:p>Other specified anxiety disorders</text:p>
          </table:table-cell>
          <table:table-cell table:formula="of:=CONCATENATE(CHAR(34);[.A15];CHAR(34);&quot;: {&quot;;CHAR(34);[.$B$1];CHAR(34);&quot;:&quot;;CHAR(34);[.B15];CHAR(34);&quot;,&quot;;CHAR(34);[.$C$1];CHAR(34);&quot;:&quot;;CHAR(34);[.C15];CHAR(34);&quot;},&quot;)" office:value-type="string" office:string-value="&quot;14&quot;: {&quot;code&quot;:&quot;F418&quot;,&quot;description&quot;:&quot;Other specified anxiety disorders&quot;},">
            <text:p>"14": {"code":"F418","description":"Other specified anxiety disorders"},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F419</text:p>
          </table:table-cell>
          <table:table-cell office:value-type="string">
            <text:p>Anxiety disorder, unspecified</text:p>
          </table:table-cell>
          <table:table-cell table:formula="of:=CONCATENATE(CHAR(34);[.A16];CHAR(34);&quot;: {&quot;;CHAR(34);[.$B$1];CHAR(34);&quot;:&quot;;CHAR(34);[.B16];CHAR(34);&quot;,&quot;;CHAR(34);[.$C$1];CHAR(34);&quot;:&quot;;CHAR(34);[.C16];CHAR(34);&quot;},&quot;)" office:value-type="string" office:string-value="&quot;15&quot;: {&quot;code&quot;:&quot;F419&quot;,&quot;description&quot;:&quot;Anxiety disorder, unspecified&quot;},">
            <text:p>"15": {"code":"F419","description":"Anxiety disorder, unspecified"},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F4321</text:p>
          </table:table-cell>
          <table:table-cell office:value-type="string">
            <text:p>Adjustment disorder with depressed mood</text:p>
          </table:table-cell>
          <table:table-cell table:formula="of:=CONCATENATE(CHAR(34);[.A17];CHAR(34);&quot;: {&quot;;CHAR(34);[.$B$1];CHAR(34);&quot;:&quot;;CHAR(34);[.B17];CHAR(34);&quot;,&quot;;CHAR(34);[.$C$1];CHAR(34);&quot;:&quot;;CHAR(34);[.C17];CHAR(34);&quot;},&quot;)" office:value-type="string" office:string-value="&quot;16&quot;: {&quot;code&quot;:&quot;F4321&quot;,&quot;description&quot;:&quot;Adjustment disorder with depressed mood&quot;},">
            <text:p>"16": {"code":"F4321","description":"Adjustment disorder with depressed mood"},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G43001</text:p>
          </table:table-cell>
          <table:table-cell office:value-type="string">
            <text:p>Migraine without aura, not intractable, with status migrainosus</text:p>
          </table:table-cell>
          <table:table-cell table:formula="of:=CONCATENATE(CHAR(34);[.A18];CHAR(34);&quot;: {&quot;;CHAR(34);[.$B$1];CHAR(34);&quot;:&quot;;CHAR(34);[.B18];CHAR(34);&quot;,&quot;;CHAR(34);[.$C$1];CHAR(34);&quot;:&quot;;CHAR(34);[.C18];CHAR(34);&quot;},&quot;)" office:value-type="string" office:string-value="&quot;17&quot;: {&quot;code&quot;:&quot;G43001&quot;,&quot;description&quot;:&quot;Migraine without aura, not intractable, with status migrainosus&quot;},">
            <text:p>"17": {"code":"G43001","description":"Migraine without aura, not intractable, with status migrainosus"},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G43009</text:p>
          </table:table-cell>
          <table:table-cell office:value-type="string">
            <text:p>Migraine without aura, not intractable, without status migrainosus</text:p>
          </table:table-cell>
          <table:table-cell table:formula="of:=CONCATENATE(CHAR(34);[.A19];CHAR(34);&quot;: {&quot;;CHAR(34);[.$B$1];CHAR(34);&quot;:&quot;;CHAR(34);[.B19];CHAR(34);&quot;,&quot;;CHAR(34);[.$C$1];CHAR(34);&quot;:&quot;;CHAR(34);[.C19];CHAR(34);&quot;},&quot;)" office:value-type="string" office:string-value="&quot;18&quot;: {&quot;code&quot;:&quot;G43009&quot;,&quot;description&quot;:&quot;Migraine without aura, not intractable, without status migrainosus&quot;},">
            <text:p>"18": {"code":"G43009","description":"Migraine without aura, not intractable, without status migrainosus"},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G43019</text:p>
          </table:table-cell>
          <table:table-cell office:value-type="string">
            <text:p>Migraine without aura, intractable, without status migrainosus</text:p>
          </table:table-cell>
          <table:table-cell table:formula="of:=CONCATENATE(CHAR(34);[.A20];CHAR(34);&quot;: {&quot;;CHAR(34);[.$B$1];CHAR(34);&quot;:&quot;;CHAR(34);[.B20];CHAR(34);&quot;,&quot;;CHAR(34);[.$C$1];CHAR(34);&quot;:&quot;;CHAR(34);[.C20];CHAR(34);&quot;},&quot;)" office:value-type="string" office:string-value="&quot;19&quot;: {&quot;code&quot;:&quot;G43019&quot;,&quot;description&quot;:&quot;Migraine without aura, intractable, without status migrainosus&quot;},">
            <text:p>"19": {"code":"G43019","description":"Migraine without aura, intractable, without status migrainosus"},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G43501</text:p>
          </table:table-cell>
          <table:table-cell office:value-type="string">
            <text:p>Persistent migraine aura without cerebral infarction, not intractable, with status migrainosus</text:p>
          </table:table-cell>
          <table:table-cell table:formula="of:=CONCATENATE(CHAR(34);[.A21];CHAR(34);&quot;: {&quot;;CHAR(34);[.$B$1];CHAR(34);&quot;:&quot;;CHAR(34);[.B21];CHAR(34);&quot;,&quot;;CHAR(34);[.$C$1];CHAR(34);&quot;:&quot;;CHAR(34);[.C21];CHAR(34);&quot;},&quot;)" office:value-type="string" office:string-value="&quot;20&quot;: {&quot;code&quot;:&quot;G43501&quot;,&quot;description&quot;:&quot;Persistent migraine aura without cerebral infarction, not intractable, with status migrainosus&quot;},">
            <text:p>"20": {"code":"G43501","description":"Persistent migraine aura without cerebral infarction, not intractable, with status migrainosus"},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G43509</text:p>
          </table:table-cell>
          <table:table-cell office:value-type="string">
            <text:p>Persistent migraine aura without cerebral infarction, not intractable, without status migrainosus</text:p>
          </table:table-cell>
          <table:table-cell table:formula="of:=CONCATENATE(CHAR(34);[.A22];CHAR(34);&quot;: {&quot;;CHAR(34);[.$B$1];CHAR(34);&quot;:&quot;;CHAR(34);[.B22];CHAR(34);&quot;,&quot;;CHAR(34);[.$C$1];CHAR(34);&quot;:&quot;;CHAR(34);[.C22];CHAR(34);&quot;},&quot;)" office:value-type="string" office:string-value="&quot;21&quot;: {&quot;code&quot;:&quot;G43509&quot;,&quot;description&quot;:&quot;Persistent migraine aura without cerebral infarction, not intractable, without status migrainosus&quot;},">
            <text:p>"21": {"code":"G43509","description":"Persistent migraine aura without cerebral infarction, not intractable, without status migrainosus"},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G43519</text:p>
          </table:table-cell>
          <table:table-cell office:value-type="string">
            <text:p>Persistent migraine aura without cerebral infarction, intractable, without status migrainosus</text:p>
          </table:table-cell>
          <table:table-cell table:formula="of:=CONCATENATE(CHAR(34);[.A23];CHAR(34);&quot;: {&quot;;CHAR(34);[.$B$1];CHAR(34);&quot;:&quot;;CHAR(34);[.B23];CHAR(34);&quot;,&quot;;CHAR(34);[.$C$1];CHAR(34);&quot;:&quot;;CHAR(34);[.C23];CHAR(34);&quot;},&quot;)" office:value-type="string" office:string-value="&quot;22&quot;: {&quot;code&quot;:&quot;G43519&quot;,&quot;description&quot;:&quot;Persistent migraine aura without cerebral infarction, intractable, without status migrainosus&quot;},">
            <text:p>"22": {"code":"G43519","description":"Persistent migraine aura without cerebral infarction, intractable, without status migrainosus"},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G43701</text:p>
          </table:table-cell>
          <table:table-cell office:value-type="string">
            <text:p>Chronic migraine without aura, not intractable, with status migrainosus</text:p>
          </table:table-cell>
          <table:table-cell table:formula="of:=CONCATENATE(CHAR(34);[.A24];CHAR(34);&quot;: {&quot;;CHAR(34);[.$B$1];CHAR(34);&quot;:&quot;;CHAR(34);[.B24];CHAR(34);&quot;,&quot;;CHAR(34);[.$C$1];CHAR(34);&quot;:&quot;;CHAR(34);[.C24];CHAR(34);&quot;},&quot;)" office:value-type="string" office:string-value="&quot;23&quot;: {&quot;code&quot;:&quot;G43701&quot;,&quot;description&quot;:&quot;Chronic migraine without aura, not intractable, with status migrainosus&quot;},">
            <text:p>"23": {"code":"G43701","description":"Chronic migraine without aura, not intractable, with status migrainosus"},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G43709</text:p>
          </table:table-cell>
          <table:table-cell office:value-type="string">
            <text:p>Chronic migraine without aura, not intractable, without status migrainosus</text:p>
          </table:table-cell>
          <table:table-cell table:formula="of:=CONCATENATE(CHAR(34);[.A25];CHAR(34);&quot;: {&quot;;CHAR(34);[.$B$1];CHAR(34);&quot;:&quot;;CHAR(34);[.B25];CHAR(34);&quot;,&quot;;CHAR(34);[.$C$1];CHAR(34);&quot;:&quot;;CHAR(34);[.C25];CHAR(34);&quot;},&quot;)" office:value-type="string" office:string-value="&quot;24&quot;: {&quot;code&quot;:&quot;G43709&quot;,&quot;description&quot;:&quot;Chronic migraine without aura, not intractable, without status migrainosus&quot;},">
            <text:p>"24": {"code":"G43709","description":"Chronic migraine without aura, not intractable, without status migrainosus"},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string">
            <text:p>G43711</text:p>
          </table:table-cell>
          <table:table-cell office:value-type="string">
            <text:p>Chronic migraine without aura, intractable, with status migrainosus</text:p>
          </table:table-cell>
          <table:table-cell table:formula="of:=CONCATENATE(CHAR(34);[.A26];CHAR(34);&quot;: {&quot;;CHAR(34);[.$B$1];CHAR(34);&quot;:&quot;;CHAR(34);[.B26];CHAR(34);&quot;,&quot;;CHAR(34);[.$C$1];CHAR(34);&quot;:&quot;;CHAR(34);[.C26];CHAR(34);&quot;},&quot;)" office:value-type="string" office:string-value="&quot;25&quot;: {&quot;code&quot;:&quot;G43711&quot;,&quot;description&quot;:&quot;Chronic migraine without aura, intractable, with status migrainosus&quot;},">
            <text:p>"25": {"code":"G43711","description":"Chronic migraine without aura, intractable, with status migrainosus"},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string">
            <text:p>G43719</text:p>
          </table:table-cell>
          <table:table-cell office:value-type="string">
            <text:p>Chronic migraine without aura, intractable, without status migrainosus</text:p>
          </table:table-cell>
          <table:table-cell table:formula="of:=CONCATENATE(CHAR(34);[.A27];CHAR(34);&quot;: {&quot;;CHAR(34);[.$B$1];CHAR(34);&quot;:&quot;;CHAR(34);[.B27];CHAR(34);&quot;,&quot;;CHAR(34);[.$C$1];CHAR(34);&quot;:&quot;;CHAR(34);[.C27];CHAR(34);&quot;},&quot;)" office:value-type="string" office:string-value="&quot;26&quot;: {&quot;code&quot;:&quot;G43719&quot;,&quot;description&quot;:&quot;Chronic migraine without aura, intractable, without status migrainosus&quot;},">
            <text:p>"26": {"code":"G43719","description":"Chronic migraine without aura, intractable, without status migrainosus"},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G43809</text:p>
          </table:table-cell>
          <table:table-cell office:value-type="string">
            <text:p>Other migraine, not intractable, without status migrainosus</text:p>
          </table:table-cell>
          <table:table-cell table:formula="of:=CONCATENATE(CHAR(34);[.A28];CHAR(34);&quot;: {&quot;;CHAR(34);[.$B$1];CHAR(34);&quot;:&quot;;CHAR(34);[.B28];CHAR(34);&quot;,&quot;;CHAR(34);[.$C$1];CHAR(34);&quot;:&quot;;CHAR(34);[.C28];CHAR(34);&quot;},&quot;)" office:value-type="string" office:string-value="&quot;27&quot;: {&quot;code&quot;:&quot;G43809&quot;,&quot;description&quot;:&quot;Other migraine, not intractable, without status migrainosus&quot;},">
            <text:p>"27": {"code":"G43809","description":"Other migraine, not intractable, without status migrainosus"},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string">
            <text:p>G43811</text:p>
          </table:table-cell>
          <table:table-cell office:value-type="string">
            <text:p>Other migraine, intractable, with status migrainosus</text:p>
          </table:table-cell>
          <table:table-cell table:formula="of:=CONCATENATE(CHAR(34);[.A29];CHAR(34);&quot;: {&quot;;CHAR(34);[.$B$1];CHAR(34);&quot;:&quot;;CHAR(34);[.B29];CHAR(34);&quot;,&quot;;CHAR(34);[.$C$1];CHAR(34);&quot;:&quot;;CHAR(34);[.C29];CHAR(34);&quot;},&quot;)" office:value-type="string" office:string-value="&quot;28&quot;: {&quot;code&quot;:&quot;G43811&quot;,&quot;description&quot;:&quot;Other migraine, intractable, with status migrainosus&quot;},">
            <text:p>"28": {"code":"G43811","description":"Other migraine, intractable, with status migrainosus"},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G43819</text:p>
          </table:table-cell>
          <table:table-cell office:value-type="string">
            <text:p>Other migraine, intractable, without status migrainosus</text:p>
          </table:table-cell>
          <table:table-cell table:formula="of:=CONCATENATE(CHAR(34);[.A30];CHAR(34);&quot;: {&quot;;CHAR(34);[.$B$1];CHAR(34);&quot;:&quot;;CHAR(34);[.B30];CHAR(34);&quot;,&quot;;CHAR(34);[.$C$1];CHAR(34);&quot;:&quot;;CHAR(34);[.C30];CHAR(34);&quot;},&quot;)" office:value-type="string" office:string-value="&quot;29&quot;: {&quot;code&quot;:&quot;G43819&quot;,&quot;description&quot;:&quot;Other migraine, intractable, without status migrainosus&quot;},">
            <text:p>"29": {"code":"G43819","description":"Other migraine, intractable, without status migrainosus"},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string">
            <text:p>G43829</text:p>
          </table:table-cell>
          <table:table-cell office:value-type="string">
            <text:p>Menstrual migraine, not intractable, without status migrainosus</text:p>
          </table:table-cell>
          <table:table-cell table:formula="of:=CONCATENATE(CHAR(34);[.A31];CHAR(34);&quot;: {&quot;;CHAR(34);[.$B$1];CHAR(34);&quot;:&quot;;CHAR(34);[.B31];CHAR(34);&quot;,&quot;;CHAR(34);[.$C$1];CHAR(34);&quot;:&quot;;CHAR(34);[.C31];CHAR(34);&quot;},&quot;)" office:value-type="string" office:string-value="&quot;30&quot;: {&quot;code&quot;:&quot;G43829&quot;,&quot;description&quot;:&quot;Menstrual migraine, not intractable, without status migrainosus&quot;},">
            <text:p>"30": {"code":"G43829","description":"Menstrual migraine, not intractable, without status migrainosus"},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office:value-type="string">
            <text:p>G43909</text:p>
          </table:table-cell>
          <table:table-cell office:value-type="string">
            <text:p>Migraine, unspecified, not intractable, without status migrainosus</text:p>
          </table:table-cell>
          <table:table-cell table:formula="of:=CONCATENATE(CHAR(34);[.A32];CHAR(34);&quot;: {&quot;;CHAR(34);[.$B$1];CHAR(34);&quot;:&quot;;CHAR(34);[.B32];CHAR(34);&quot;,&quot;;CHAR(34);[.$C$1];CHAR(34);&quot;:&quot;;CHAR(34);[.C32];CHAR(34);&quot;},&quot;)" office:value-type="string" office:string-value="&quot;31&quot;: {&quot;code&quot;:&quot;G43909&quot;,&quot;description&quot;:&quot;Migraine, unspecified, not intractable, without status migrainosus&quot;},">
            <text:p>"31": {"code":"G43909","description":"Migraine, unspecified, not intractable, without status migrainosus"},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office:value-type="string">
            <text:p>G43911</text:p>
          </table:table-cell>
          <table:table-cell office:value-type="string">
            <text:p>Migraine, unspecified, intractable, with status migrainosus</text:p>
          </table:table-cell>
          <table:table-cell table:formula="of:=CONCATENATE(CHAR(34);[.A33];CHAR(34);&quot;: {&quot;;CHAR(34);[.$B$1];CHAR(34);&quot;:&quot;;CHAR(34);[.B33];CHAR(34);&quot;,&quot;;CHAR(34);[.$C$1];CHAR(34);&quot;:&quot;;CHAR(34);[.C33];CHAR(34);&quot;},&quot;)" office:value-type="string" office:string-value="&quot;32&quot;: {&quot;code&quot;:&quot;G43911&quot;,&quot;description&quot;:&quot;Migraine, unspecified, intractable, with status migrainosus&quot;},">
            <text:p>"32": {"code":"G43911","description":"Migraine, unspecified, intractable, with status migrainosus"},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office:value-type="string">
            <text:p>G43919</text:p>
          </table:table-cell>
          <table:table-cell office:value-type="string">
            <text:p>Migraine, unspecified, intractable, without status migrainosus</text:p>
          </table:table-cell>
          <table:table-cell table:formula="of:=CONCATENATE(CHAR(34);[.A34];CHAR(34);&quot;: {&quot;;CHAR(34);[.$B$1];CHAR(34);&quot;:&quot;;CHAR(34);[.B34];CHAR(34);&quot;,&quot;;CHAR(34);[.$C$1];CHAR(34);&quot;:&quot;;CHAR(34);[.C34];CHAR(34);&quot;},&quot;)" office:value-type="string" office:string-value="&quot;33&quot;: {&quot;code&quot;:&quot;G43919&quot;,&quot;description&quot;:&quot;Migraine, unspecified, intractable, without status migrainosus&quot;},">
            <text:p>"33": {"code":"G43919","description":"Migraine, unspecified, intractable, without status migrainosus"},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G44209</text:p>
          </table:table-cell>
          <table:table-cell office:value-type="string">
            <text:p>Tension-type headache, unspecified, not intractable</text:p>
          </table:table-cell>
          <table:table-cell table:formula="of:=CONCATENATE(CHAR(34);[.A35];CHAR(34);&quot;: {&quot;;CHAR(34);[.$B$1];CHAR(34);&quot;:&quot;;CHAR(34);[.B35];CHAR(34);&quot;,&quot;;CHAR(34);[.$C$1];CHAR(34);&quot;:&quot;;CHAR(34);[.C35];CHAR(34);&quot;},&quot;)" office:value-type="string" office:string-value="&quot;34&quot;: {&quot;code&quot;:&quot;G44209&quot;,&quot;description&quot;:&quot;Tension-type headache, unspecified, not intractable&quot;},">
            <text:p>"34": {"code":"G44209","description":"Tension-type headache, unspecified, not intractable"},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G44219</text:p>
          </table:table-cell>
          <table:table-cell office:value-type="string">
            <text:p>Episodic tension-type headache, not intractable</text:p>
          </table:table-cell>
          <table:table-cell table:formula="of:=CONCATENATE(CHAR(34);[.A36];CHAR(34);&quot;: {&quot;;CHAR(34);[.$B$1];CHAR(34);&quot;:&quot;;CHAR(34);[.B36];CHAR(34);&quot;,&quot;;CHAR(34);[.$C$1];CHAR(34);&quot;:&quot;;CHAR(34);[.C36];CHAR(34);&quot;},&quot;)" office:value-type="string" office:string-value="&quot;35&quot;: {&quot;code&quot;:&quot;G44219&quot;,&quot;description&quot;:&quot;Episodic tension-type headache, not intractable&quot;},">
            <text:p>"35": {"code":"G44219","description":"Episodic tension-type headache, not intractable"},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G4700</text:p>
          </table:table-cell>
          <table:table-cell office:value-type="string">
            <text:p>Insomnia, unspecified</text:p>
          </table:table-cell>
          <table:table-cell table:formula="of:=CONCATENATE(CHAR(34);[.A37];CHAR(34);&quot;: {&quot;;CHAR(34);[.$B$1];CHAR(34);&quot;:&quot;;CHAR(34);[.B37];CHAR(34);&quot;,&quot;;CHAR(34);[.$C$1];CHAR(34);&quot;:&quot;;CHAR(34);[.C37];CHAR(34);&quot;},&quot;)" office:value-type="string" office:string-value="&quot;36&quot;: {&quot;code&quot;:&quot;G4700&quot;,&quot;description&quot;:&quot;Insomnia, unspecified&quot;},">
            <text:p>"36": {"code":"G4700","description":"Insomnia, unspecified"},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G4701</text:p>
          </table:table-cell>
          <table:table-cell office:value-type="string">
            <text:p>Insomnia due to medical condition</text:p>
          </table:table-cell>
          <table:table-cell table:formula="of:=CONCATENATE(CHAR(34);[.A38];CHAR(34);&quot;: {&quot;;CHAR(34);[.$B$1];CHAR(34);&quot;:&quot;;CHAR(34);[.B38];CHAR(34);&quot;,&quot;;CHAR(34);[.$C$1];CHAR(34);&quot;:&quot;;CHAR(34);[.C38];CHAR(34);&quot;},&quot;)" office:value-type="string" office:string-value="&quot;37&quot;: {&quot;code&quot;:&quot;G4701&quot;,&quot;description&quot;:&quot;Insomnia due to medical condition&quot;},">
            <text:p>"37": {"code":"G4701","description":"Insomnia due to medical condition"},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G5600</text:p>
          </table:table-cell>
          <table:table-cell office:value-type="string">
            <text:p>Carpal tunnel syndrome, unspecified upper limb</text:p>
          </table:table-cell>
          <table:table-cell table:formula="of:=CONCATENATE(CHAR(34);[.A39];CHAR(34);&quot;: {&quot;;CHAR(34);[.$B$1];CHAR(34);&quot;:&quot;;CHAR(34);[.B39];CHAR(34);&quot;,&quot;;CHAR(34);[.$C$1];CHAR(34);&quot;:&quot;;CHAR(34);[.C39];CHAR(34);&quot;},&quot;)" office:value-type="string" office:string-value="&quot;38&quot;: {&quot;code&quot;:&quot;G5600&quot;,&quot;description&quot;:&quot;Carpal tunnel syndrome, unspecified upper limb&quot;},">
            <text:p>"38": {"code":"G5600","description":"Carpal tunnel syndrome, unspecified upper limb"},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office:value-type="string">
            <text:p>H10029</text:p>
          </table:table-cell>
          <table:table-cell office:value-type="string">
            <text:p>Other mucopurulent conjunctivitis, unspecified eye</text:p>
          </table:table-cell>
          <table:table-cell table:formula="of:=CONCATENATE(CHAR(34);[.A40];CHAR(34);&quot;: {&quot;;CHAR(34);[.$B$1];CHAR(34);&quot;:&quot;;CHAR(34);[.B40];CHAR(34);&quot;,&quot;;CHAR(34);[.$C$1];CHAR(34);&quot;:&quot;;CHAR(34);[.C40];CHAR(34);&quot;},&quot;)" office:value-type="string" office:string-value="&quot;39&quot;: {&quot;code&quot;:&quot;H10029&quot;,&quot;description&quot;:&quot;Other mucopurulent conjunctivitis, unspecified eye&quot;},">
            <text:p>"39": {"code":"H10029","description":"Other mucopurulent conjunctivitis, unspecified eye"},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H1033</text:p>
          </table:table-cell>
          <table:table-cell office:value-type="string">
            <text:p>Unspecified acute conjunctivitis, bilateral</text:p>
          </table:table-cell>
          <table:table-cell table:formula="of:=CONCATENATE(CHAR(34);[.A41];CHAR(34);&quot;: {&quot;;CHAR(34);[.$B$1];CHAR(34);&quot;:&quot;;CHAR(34);[.B41];CHAR(34);&quot;,&quot;;CHAR(34);[.$C$1];CHAR(34);&quot;:&quot;;CHAR(34);[.C41];CHAR(34);&quot;},&quot;)" office:value-type="string" office:string-value="&quot;40&quot;: {&quot;code&quot;:&quot;H1033&quot;,&quot;description&quot;:&quot;Unspecified acute conjunctivitis, bilateral&quot;},">
            <text:p>"40": {"code":"H1033","description":"Unspecified acute conjunctivitis, bilateral"},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H1044</text:p>
          </table:table-cell>
          <table:table-cell office:value-type="string">
            <text:p>Vernal conjunctivitis</text:p>
          </table:table-cell>
          <table:table-cell table:formula="of:=CONCATENATE(CHAR(34);[.A42];CHAR(34);&quot;: {&quot;;CHAR(34);[.$B$1];CHAR(34);&quot;:&quot;;CHAR(34);[.B42];CHAR(34);&quot;,&quot;;CHAR(34);[.$C$1];CHAR(34);&quot;:&quot;;CHAR(34);[.C42];CHAR(34);&quot;},&quot;)" office:value-type="string" office:string-value="&quot;41&quot;: {&quot;code&quot;:&quot;H1044&quot;,&quot;description&quot;:&quot;Vernal conjunctivitis&quot;},">
            <text:p>"41": {"code":"H1044","description":"Vernal conjunctivitis"},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H1045</text:p>
          </table:table-cell>
          <table:table-cell office:value-type="string">
            <text:p>Other chronic allergic conjunctivitis</text:p>
          </table:table-cell>
          <table:table-cell table:formula="of:=CONCATENATE(CHAR(34);[.A43];CHAR(34);&quot;: {&quot;;CHAR(34);[.$B$1];CHAR(34);&quot;:&quot;;CHAR(34);[.B43];CHAR(34);&quot;,&quot;;CHAR(34);[.$C$1];CHAR(34);&quot;:&quot;;CHAR(34);[.C43];CHAR(34);&quot;},&quot;)" office:value-type="string" office:string-value="&quot;42&quot;: {&quot;code&quot;:&quot;H1045&quot;,&quot;description&quot;:&quot;Other chronic allergic conjunctivitis&quot;},">
            <text:p>"42": {"code":"H1045","description":"Other chronic allergic conjunctivitis"},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office:value-type="string">
            <text:p>H10509</text:p>
          </table:table-cell>
          <table:table-cell office:value-type="string">
            <text:p>Unspecified blepharoconjunctivitis, unspecified eye</text:p>
          </table:table-cell>
          <table:table-cell table:formula="of:=CONCATENATE(CHAR(34);[.A44];CHAR(34);&quot;: {&quot;;CHAR(34);[.$B$1];CHAR(34);&quot;:&quot;;CHAR(34);[.B44];CHAR(34);&quot;,&quot;;CHAR(34);[.$C$1];CHAR(34);&quot;:&quot;;CHAR(34);[.C44];CHAR(34);&quot;},&quot;)" office:value-type="string" office:string-value="&quot;43&quot;: {&quot;code&quot;:&quot;H10509&quot;,&quot;description&quot;:&quot;Unspecified blepharoconjunctivitis, unspecified eye&quot;},">
            <text:p>"43": {"code":"H10509","description":"Unspecified blepharoconjunctivitis, unspecified eye"},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office:value-type="string">
            <text:p>H10819</text:p>
          </table:table-cell>
          <table:table-cell office:value-type="string">
            <text:p>Pingueculitis, unspecified eye</text:p>
          </table:table-cell>
          <table:table-cell table:formula="of:=CONCATENATE(CHAR(34);[.A45];CHAR(34);&quot;: {&quot;;CHAR(34);[.$B$1];CHAR(34);&quot;:&quot;;CHAR(34);[.B45];CHAR(34);&quot;,&quot;;CHAR(34);[.$C$1];CHAR(34);&quot;:&quot;;CHAR(34);[.C45];CHAR(34);&quot;},&quot;)" office:value-type="string" office:string-value="&quot;44&quot;: {&quot;code&quot;:&quot;H10819&quot;,&quot;description&quot;:&quot;Pingueculitis, unspecified eye&quot;},">
            <text:p>"44": {"code":"H10819","description":"Pingueculitis, unspecified eye"},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string">
            <text:p>H1089</text:p>
          </table:table-cell>
          <table:table-cell office:value-type="string">
            <text:p>Other conjunctivitis</text:p>
          </table:table-cell>
          <table:table-cell table:formula="of:=CONCATENATE(CHAR(34);[.A46];CHAR(34);&quot;: {&quot;;CHAR(34);[.$B$1];CHAR(34);&quot;:&quot;;CHAR(34);[.B46];CHAR(34);&quot;,&quot;;CHAR(34);[.$C$1];CHAR(34);&quot;:&quot;;CHAR(34);[.C46];CHAR(34);&quot;},&quot;)" office:value-type="string" office:string-value="&quot;45&quot;: {&quot;code&quot;:&quot;H1089&quot;,&quot;description&quot;:&quot;Other conjunctivitis&quot;},">
            <text:p>"45": {"code":"H1089","description":"Other conjunctivitis"},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H109</text:p>
          </table:table-cell>
          <table:table-cell office:value-type="string">
            <text:p>Unspecified conjunctivitis</text:p>
          </table:table-cell>
          <table:table-cell table:formula="of:=CONCATENATE(CHAR(34);[.A47];CHAR(34);&quot;: {&quot;;CHAR(34);[.$B$1];CHAR(34);&quot;:&quot;;CHAR(34);[.B47];CHAR(34);&quot;,&quot;;CHAR(34);[.$C$1];CHAR(34);&quot;:&quot;;CHAR(34);[.C47];CHAR(34);&quot;},&quot;)" office:value-type="string" office:string-value="&quot;46&quot;: {&quot;code&quot;:&quot;H109&quot;,&quot;description&quot;:&quot;Unspecified conjunctivitis&quot;},">
            <text:p>"46": {"code":"H109","description":"Unspecified conjunctivitis"},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office:value-type="string">
            <text:p>H6020</text:p>
          </table:table-cell>
          <table:table-cell office:value-type="string">
            <text:p>Malignant otitis externa, unspecified ear</text:p>
          </table:table-cell>
          <table:table-cell table:formula="of:=CONCATENATE(CHAR(34);[.A48];CHAR(34);&quot;: {&quot;;CHAR(34);[.$B$1];CHAR(34);&quot;:&quot;;CHAR(34);[.B48];CHAR(34);&quot;,&quot;;CHAR(34);[.$C$1];CHAR(34);&quot;:&quot;;CHAR(34);[.C48];CHAR(34);&quot;},&quot;)" office:value-type="string" office:string-value="&quot;47&quot;: {&quot;code&quot;:&quot;H6020&quot;,&quot;description&quot;:&quot;Malignant otitis externa, unspecified ear&quot;},">
            <text:p>"47": {"code":"H6020","description":"Malignant otitis externa, unspecified ear"},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string">
            <text:p>H60339</text:p>
          </table:table-cell>
          <table:table-cell office:value-type="string">
            <text:p>Swimmer's ear, unspecified ear</text:p>
          </table:table-cell>
          <table:table-cell table:formula="of:=CONCATENATE(CHAR(34);[.A49];CHAR(34);&quot;: {&quot;;CHAR(34);[.$B$1];CHAR(34);&quot;:&quot;;CHAR(34);[.B49];CHAR(34);&quot;,&quot;;CHAR(34);[.$C$1];CHAR(34);&quot;:&quot;;CHAR(34);[.C49];CHAR(34);&quot;},&quot;)" office:value-type="string" office:string-value="&quot;48&quot;: {&quot;code&quot;:&quot;H60339&quot;,&quot;description&quot;:&quot;Swimmer's ear, unspecified ear&quot;},">
            <text:p>"48": {"code":"H60339","description":"Swimmer's ear, unspecified ear"},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office:value-type="string">
            <text:p>H60399</text:p>
          </table:table-cell>
          <table:table-cell office:value-type="string">
            <text:p>Other infective otitis externa, unspecified ear</text:p>
          </table:table-cell>
          <table:table-cell table:formula="of:=CONCATENATE(CHAR(34);[.A50];CHAR(34);&quot;: {&quot;;CHAR(34);[.$B$1];CHAR(34);&quot;:&quot;;CHAR(34);[.B50];CHAR(34);&quot;,&quot;;CHAR(34);[.$C$1];CHAR(34);&quot;:&quot;;CHAR(34);[.C50];CHAR(34);&quot;},&quot;)" office:value-type="string" office:string-value="&quot;49&quot;: {&quot;code&quot;:&quot;H60399&quot;,&quot;description&quot;:&quot;Other infective otitis externa, unspecified ear&quot;},">
            <text:p>"49": {"code":"H60399","description":"Other infective otitis externa, unspecified ear"},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H6500</text:p>
          </table:table-cell>
          <table:table-cell office:value-type="string">
            <text:p>Acute serous otitis media, unspecified ear</text:p>
          </table:table-cell>
          <table:table-cell table:formula="of:=CONCATENATE(CHAR(34);[.A51];CHAR(34);&quot;: {&quot;;CHAR(34);[.$B$1];CHAR(34);&quot;:&quot;;CHAR(34);[.B51];CHAR(34);&quot;,&quot;;CHAR(34);[.$C$1];CHAR(34);&quot;:&quot;;CHAR(34);[.C51];CHAR(34);&quot;},&quot;)" office:value-type="string" office:string-value="&quot;50&quot;: {&quot;code&quot;:&quot;H6500&quot;,&quot;description&quot;:&quot;Acute serous otitis media, unspecified ear&quot;},">
            <text:p>"50": {"code":"H6500","description":"Acute serous otitis media, unspecified ear"},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office:value-type="string">
            <text:p>H65119</text:p>
          </table:table-cell>
          <table:table-cell office:value-type="string">
            <text:p>Acute and subacute allergic otitis media (mucoid) (sanguinous) (serous), unspecified ear</text:p>
          </table:table-cell>
          <table:table-cell table:formula="of:=CONCATENATE(CHAR(34);[.A52];CHAR(34);&quot;: {&quot;;CHAR(34);[.$B$1];CHAR(34);&quot;:&quot;;CHAR(34);[.B52];CHAR(34);&quot;,&quot;;CHAR(34);[.$C$1];CHAR(34);&quot;:&quot;;CHAR(34);[.C52];CHAR(34);&quot;},&quot;)" office:value-type="string" office:string-value="&quot;51&quot;: {&quot;code&quot;:&quot;H65119&quot;,&quot;description&quot;:&quot;Acute and subacute allergic otitis media (mucoid) (sanguinous) (serous), unspecified ear&quot;},">
            <text:p>"51": {"code":"H65119","description":"Acute and subacute allergic otitis media (mucoid) (sanguinous) (serous), unspecified ear"},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office:value-type="string">
            <text:p>H65199</text:p>
          </table:table-cell>
          <table:table-cell office:value-type="string">
            <text:p>Other acute nonsuppurative otitis media, unspecified ear</text:p>
          </table:table-cell>
          <table:table-cell table:formula="of:=CONCATENATE(CHAR(34);[.A53];CHAR(34);&quot;: {&quot;;CHAR(34);[.$B$1];CHAR(34);&quot;:&quot;;CHAR(34);[.B53];CHAR(34);&quot;,&quot;;CHAR(34);[.$C$1];CHAR(34);&quot;:&quot;;CHAR(34);[.C53];CHAR(34);&quot;},&quot;)" office:value-type="string" office:string-value="&quot;52&quot;: {&quot;code&quot;:&quot;H65199&quot;,&quot;description&quot;:&quot;Other acute nonsuppurative otitis media, unspecified ear&quot;},">
            <text:p>"52": {"code":"H65199","description":"Other acute nonsuppurative otitis media, unspecified ear"},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string">
            <text:p>H6520</text:p>
          </table:table-cell>
          <table:table-cell office:value-type="string">
            <text:p>Chronic serous otitis media, unspecified ear</text:p>
          </table:table-cell>
          <table:table-cell table:formula="of:=CONCATENATE(CHAR(34);[.A54];CHAR(34);&quot;: {&quot;;CHAR(34);[.$B$1];CHAR(34);&quot;:&quot;;CHAR(34);[.B54];CHAR(34);&quot;,&quot;;CHAR(34);[.$C$1];CHAR(34);&quot;:&quot;;CHAR(34);[.C54];CHAR(34);&quot;},&quot;)" office:value-type="string" office:string-value="&quot;53&quot;: {&quot;code&quot;:&quot;H6520&quot;,&quot;description&quot;:&quot;Chronic serous otitis media, unspecified ear&quot;},">
            <text:p>"53": {"code":"H6520","description":"Chronic serous otitis media, unspecified ear"},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office:value-type="string">
            <text:p>H65499</text:p>
          </table:table-cell>
          <table:table-cell office:value-type="string">
            <text:p>Other chronic nonsuppurative otitis media, unspecified ear</text:p>
          </table:table-cell>
          <table:table-cell table:formula="of:=CONCATENATE(CHAR(34);[.A55];CHAR(34);&quot;: {&quot;;CHAR(34);[.$B$1];CHAR(34);&quot;:&quot;;CHAR(34);[.B55];CHAR(34);&quot;,&quot;;CHAR(34);[.$C$1];CHAR(34);&quot;:&quot;;CHAR(34);[.C55];CHAR(34);&quot;},&quot;)" office:value-type="string" office:string-value="&quot;54&quot;: {&quot;code&quot;:&quot;H65499&quot;,&quot;description&quot;:&quot;Other chronic nonsuppurative otitis media, unspecified ear&quot;},">
            <text:p>"54": {"code":"H65499","description":"Other chronic nonsuppurative otitis media, unspecified ear"},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office:value-type="string">
            <text:p>H6590</text:p>
          </table:table-cell>
          <table:table-cell office:value-type="string">
            <text:p>Unspecified nonsuppurative otitis media, unspecified ear</text:p>
          </table:table-cell>
          <table:table-cell table:formula="of:=CONCATENATE(CHAR(34);[.A56];CHAR(34);&quot;: {&quot;;CHAR(34);[.$B$1];CHAR(34);&quot;:&quot;;CHAR(34);[.B56];CHAR(34);&quot;,&quot;;CHAR(34);[.$C$1];CHAR(34);&quot;:&quot;;CHAR(34);[.C56];CHAR(34);&quot;},&quot;)" office:value-type="string" office:string-value="&quot;55&quot;: {&quot;code&quot;:&quot;H6590&quot;,&quot;description&quot;:&quot;Unspecified nonsuppurative otitis media, unspecified ear&quot;},">
            <text:p>"55": {"code":"H6590","description":"Unspecified nonsuppurative otitis media, unspecified ear"},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string">
            <text:p>H66009</text:p>
          </table:table-cell>
          <table:table-cell office:value-type="string">
            <text:p>Acute suppurative otitis media without spontaneous rupture of ear drum, unspecified ear</text:p>
          </table:table-cell>
          <table:table-cell table:formula="of:=CONCATENATE(CHAR(34);[.A57];CHAR(34);&quot;: {&quot;;CHAR(34);[.$B$1];CHAR(34);&quot;:&quot;;CHAR(34);[.B57];CHAR(34);&quot;,&quot;;CHAR(34);[.$C$1];CHAR(34);&quot;:&quot;;CHAR(34);[.C57];CHAR(34);&quot;},&quot;)" office:value-type="string" office:string-value="&quot;56&quot;: {&quot;code&quot;:&quot;H66009&quot;,&quot;description&quot;:&quot;Acute suppurative otitis media without spontaneous rupture of ear drum, unspecified ear&quot;},">
            <text:p>"56": {"code":"H66009","description":"Acute suppurative otitis media without spontaneous rupture of ear drum, unspecified ear"},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string">
            <text:p>H66019</text:p>
          </table:table-cell>
          <table:table-cell office:value-type="string">
            <text:p>Acute suppurative otitis media with spontaneous rupture of ear drum, unspecified ear</text:p>
          </table:table-cell>
          <table:table-cell table:formula="of:=CONCATENATE(CHAR(34);[.A58];CHAR(34);&quot;: {&quot;;CHAR(34);[.$B$1];CHAR(34);&quot;:&quot;;CHAR(34);[.B58];CHAR(34);&quot;,&quot;;CHAR(34);[.$C$1];CHAR(34);&quot;:&quot;;CHAR(34);[.C58];CHAR(34);&quot;},&quot;)" office:value-type="string" office:string-value="&quot;57&quot;: {&quot;code&quot;:&quot;H66019&quot;,&quot;description&quot;:&quot;Acute suppurative otitis media with spontaneous rupture of ear drum, unspecified ear&quot;},">
            <text:p>"57": {"code":"H66019","description":"Acute suppurative otitis media with spontaneous rupture of ear drum, unspecified ear"},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string">
            <text:p>H663X9</text:p>
          </table:table-cell>
          <table:table-cell office:value-type="string">
            <text:p>Other chronic suppurative otitis media, unspecified ear</text:p>
          </table:table-cell>
          <table:table-cell table:formula="of:=CONCATENATE(CHAR(34);[.A59];CHAR(34);&quot;: {&quot;;CHAR(34);[.$B$1];CHAR(34);&quot;:&quot;;CHAR(34);[.B59];CHAR(34);&quot;,&quot;;CHAR(34);[.$C$1];CHAR(34);&quot;:&quot;;CHAR(34);[.C59];CHAR(34);&quot;},&quot;)" office:value-type="string" office:string-value="&quot;58&quot;: {&quot;code&quot;:&quot;H663X9&quot;,&quot;description&quot;:&quot;Other chronic suppurative otitis media, unspecified ear&quot;},">
            <text:p>"58": {"code":"H663X9","description":"Other chronic suppurative otitis media, unspecified ear"},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string">
            <text:p>H6640</text:p>
          </table:table-cell>
          <table:table-cell office:value-type="string">
            <text:p>Suppurative otitis media, unspecified, unspecified ear</text:p>
          </table:table-cell>
          <table:table-cell table:formula="of:=CONCATENATE(CHAR(34);[.A60];CHAR(34);&quot;: {&quot;;CHAR(34);[.$B$1];CHAR(34);&quot;:&quot;;CHAR(34);[.B60];CHAR(34);&quot;,&quot;;CHAR(34);[.$C$1];CHAR(34);&quot;:&quot;;CHAR(34);[.C60];CHAR(34);&quot;},&quot;)" office:value-type="string" office:string-value="&quot;59&quot;: {&quot;code&quot;:&quot;H6640&quot;,&quot;description&quot;:&quot;Suppurative otitis media, unspecified, unspecified ear&quot;},">
            <text:p>"59": {"code":"H6640","description":"Suppurative otitis media, unspecified, unspecified ear"},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string">
            <text:p>H6690</text:p>
          </table:table-cell>
          <table:table-cell office:value-type="string">
            <text:p>Otitis media, unspecified, unspecified ear</text:p>
          </table:table-cell>
          <table:table-cell table:formula="of:=CONCATENATE(CHAR(34);[.A61];CHAR(34);&quot;: {&quot;;CHAR(34);[.$B$1];CHAR(34);&quot;:&quot;;CHAR(34);[.B61];CHAR(34);&quot;,&quot;;CHAR(34);[.$C$1];CHAR(34);&quot;:&quot;;CHAR(34);[.C61];CHAR(34);&quot;},&quot;)" office:value-type="string" office:string-value="&quot;60&quot;: {&quot;code&quot;:&quot;H6690&quot;,&quot;description&quot;:&quot;Otitis media, unspecified, unspecified ear&quot;},">
            <text:p>"60": {"code":"H6690","description":"Otitis media, unspecified, unspecified ear"},</text:p>
          </table:table-cell>
        </table:table-row>
        <table:table-row table:style-name="ro2">
          <table:table-cell table:formula="of:=[.A61]+1" office:value-type="float" office:value="61">
            <text:p>61</text:p>
          </table:table-cell>
          <table:table-cell office:value-type="string">
            <text:p>J00</text:p>
          </table:table-cell>
          <table:table-cell office:value-type="string">
            <text:p>Acute nasopharyngitis [common cold]</text:p>
          </table:table-cell>
          <table:table-cell table:formula="of:=CONCATENATE(CHAR(34);[.A62];CHAR(34);&quot;: {&quot;;CHAR(34);[.$B$1];CHAR(34);&quot;:&quot;;CHAR(34);[.B62];CHAR(34);&quot;,&quot;;CHAR(34);[.$C$1];CHAR(34);&quot;:&quot;;CHAR(34);[.C62];CHAR(34);&quot;},&quot;)" office:value-type="string" office:string-value="&quot;61&quot;: {&quot;code&quot;:&quot;J00&quot;,&quot;description&quot;:&quot;Acute nasopharyngitis [common cold]&quot;},">
            <text:p>"61": {"code":"J00","description":"Acute nasopharyngitis [common cold]"},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string">
            <text:p>J0100</text:p>
          </table:table-cell>
          <table:table-cell office:value-type="string">
            <text:p>Acute maxillary sinusitis, unspecified</text:p>
          </table:table-cell>
          <table:table-cell table:formula="of:=CONCATENATE(CHAR(34);[.A63];CHAR(34);&quot;: {&quot;;CHAR(34);[.$B$1];CHAR(34);&quot;:&quot;;CHAR(34);[.B63];CHAR(34);&quot;,&quot;;CHAR(34);[.$C$1];CHAR(34);&quot;:&quot;;CHAR(34);[.C63];CHAR(34);&quot;},&quot;)" office:value-type="string" office:string-value="&quot;62&quot;: {&quot;code&quot;:&quot;J0100&quot;,&quot;description&quot;:&quot;Acute maxillary sinusitis, unspecified&quot;},">
            <text:p>"62": {"code":"J0100","description":"Acute maxillary sinusitis, unspecified"},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string">
            <text:p>J0110</text:p>
          </table:table-cell>
          <table:table-cell office:value-type="string">
            <text:p>Acute frontal sinusitis, unspecified</text:p>
          </table:table-cell>
          <table:table-cell table:formula="of:=CONCATENATE(CHAR(34);[.A64];CHAR(34);&quot;: {&quot;;CHAR(34);[.$B$1];CHAR(34);&quot;:&quot;;CHAR(34);[.B64];CHAR(34);&quot;,&quot;;CHAR(34);[.$C$1];CHAR(34);&quot;:&quot;;CHAR(34);[.C64];CHAR(34);&quot;},&quot;)" office:value-type="string" office:string-value="&quot;63&quot;: {&quot;code&quot;:&quot;J0110&quot;,&quot;description&quot;:&quot;Acute frontal sinusitis, unspecified&quot;},">
            <text:p>"63": {"code":"J0110","description":"Acute frontal sinusitis, unspecified"},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string">
            <text:p>J0130</text:p>
          </table:table-cell>
          <table:table-cell office:value-type="string">
            <text:p>Acute sphenoidal sinusitis, unspecified</text:p>
          </table:table-cell>
          <table:table-cell table:formula="of:=CONCATENATE(CHAR(34);[.A65];CHAR(34);&quot;: {&quot;;CHAR(34);[.$B$1];CHAR(34);&quot;:&quot;;CHAR(34);[.B65];CHAR(34);&quot;,&quot;;CHAR(34);[.$C$1];CHAR(34);&quot;:&quot;;CHAR(34);[.C65];CHAR(34);&quot;},&quot;)" office:value-type="string" office:string-value="&quot;64&quot;: {&quot;code&quot;:&quot;J0130&quot;,&quot;description&quot;:&quot;Acute sphenoidal sinusitis, unspecified&quot;},">
            <text:p>"64": {"code":"J0130","description":"Acute sphenoidal sinusitis, unspecified"},</text:p>
          </table:table-cell>
        </table:table-row>
        <table:table-row table:style-name="ro2">
          <table:table-cell table:formula="of:=[.A65]+1" office:value-type="float" office:value="65">
            <text:p>65</text:p>
          </table:table-cell>
          <table:table-cell office:value-type="string">
            <text:p>J0140</text:p>
          </table:table-cell>
          <table:table-cell office:value-type="string">
            <text:p>Acute pansinusitis, unspecified</text:p>
          </table:table-cell>
          <table:table-cell table:formula="of:=CONCATENATE(CHAR(34);[.A66];CHAR(34);&quot;: {&quot;;CHAR(34);[.$B$1];CHAR(34);&quot;:&quot;;CHAR(34);[.B66];CHAR(34);&quot;,&quot;;CHAR(34);[.$C$1];CHAR(34);&quot;:&quot;;CHAR(34);[.C66];CHAR(34);&quot;},&quot;)" office:value-type="string" office:string-value="&quot;65&quot;: {&quot;code&quot;:&quot;J0140&quot;,&quot;description&quot;:&quot;Acute pansinusitis, unspecified&quot;},">
            <text:p>"65": {"code":"J0140","description":"Acute pansinusitis, unspecified"},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string">
            <text:p>J0190</text:p>
          </table:table-cell>
          <table:table-cell office:value-type="string">
            <text:p>Acute sinusitis, unspecified</text:p>
          </table:table-cell>
          <table:table-cell table:formula="of:=CONCATENATE(CHAR(34);[.A67];CHAR(34);&quot;: {&quot;;CHAR(34);[.$B$1];CHAR(34);&quot;:&quot;;CHAR(34);[.B67];CHAR(34);&quot;,&quot;;CHAR(34);[.$C$1];CHAR(34);&quot;:&quot;;CHAR(34);[.C67];CHAR(34);&quot;},&quot;)" office:value-type="string" office:string-value="&quot;66&quot;: {&quot;code&quot;:&quot;J0190&quot;,&quot;description&quot;:&quot;Acute sinusitis, unspecified&quot;},">
            <text:p>"66": {"code":"J0190","description":"Acute sinusitis, unspecified"},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string">
            <text:p>J029</text:p>
          </table:table-cell>
          <table:table-cell office:value-type="string">
            <text:p>Acute pharyngitis, unspecified</text:p>
          </table:table-cell>
          <table:table-cell table:formula="of:=CONCATENATE(CHAR(34);[.A68];CHAR(34);&quot;: {&quot;;CHAR(34);[.$B$1];CHAR(34);&quot;:&quot;;CHAR(34);[.B68];CHAR(34);&quot;,&quot;;CHAR(34);[.$C$1];CHAR(34);&quot;:&quot;;CHAR(34);[.C68];CHAR(34);&quot;},&quot;)" office:value-type="string" office:string-value="&quot;67&quot;: {&quot;code&quot;:&quot;J029&quot;,&quot;description&quot;:&quot;Acute pharyngitis, unspecified&quot;},">
            <text:p>"67": {"code":"J029","description":"Acute pharyngitis, unspecified"},</text:p>
          </table:table-cell>
        </table:table-row>
        <table:table-row table:style-name="ro2">
          <table:table-cell table:formula="of:=[.A68]+1" office:value-type="float" office:value="68">
            <text:p>68</text:p>
          </table:table-cell>
          <table:table-cell office:value-type="string">
            <text:p>J060</text:p>
          </table:table-cell>
          <table:table-cell office:value-type="string">
            <text:p>Acute laryngopharyngitis</text:p>
          </table:table-cell>
          <table:table-cell table:formula="of:=CONCATENATE(CHAR(34);[.A69];CHAR(34);&quot;: {&quot;;CHAR(34);[.$B$1];CHAR(34);&quot;:&quot;;CHAR(34);[.B69];CHAR(34);&quot;,&quot;;CHAR(34);[.$C$1];CHAR(34);&quot;:&quot;;CHAR(34);[.C69];CHAR(34);&quot;},&quot;)" office:value-type="string" office:string-value="&quot;68&quot;: {&quot;code&quot;:&quot;J060&quot;,&quot;description&quot;:&quot;Acute laryngopharyngitis&quot;},">
            <text:p>"68": {"code":"J060","description":"Acute laryngopharyngitis"},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string">
            <text:p>J069</text:p>
          </table:table-cell>
          <table:table-cell office:value-type="string">
            <text:p>Acute upper respiratory infection, unspecified</text:p>
          </table:table-cell>
          <table:table-cell table:formula="of:=CONCATENATE(CHAR(34);[.A70];CHAR(34);&quot;: {&quot;;CHAR(34);[.$B$1];CHAR(34);&quot;:&quot;;CHAR(34);[.B70];CHAR(34);&quot;,&quot;;CHAR(34);[.$C$1];CHAR(34);&quot;:&quot;;CHAR(34);[.C70];CHAR(34);&quot;},&quot;)" office:value-type="string" office:string-value="&quot;69&quot;: {&quot;code&quot;:&quot;J069&quot;,&quot;description&quot;:&quot;Acute upper respiratory infection, unspecified&quot;},">
            <text:p>"69": {"code":"J069","description":"Acute upper respiratory infection, unspecified"},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string">
            <text:p>J209</text:p>
          </table:table-cell>
          <table:table-cell office:value-type="string">
            <text:p>Acute bronchitis, unspecified</text:p>
          </table:table-cell>
          <table:table-cell table:formula="of:=CONCATENATE(CHAR(34);[.A71];CHAR(34);&quot;: {&quot;;CHAR(34);[.$B$1];CHAR(34);&quot;:&quot;;CHAR(34);[.B71];CHAR(34);&quot;,&quot;;CHAR(34);[.$C$1];CHAR(34);&quot;:&quot;;CHAR(34);[.C71];CHAR(34);&quot;},&quot;)" office:value-type="string" office:string-value="&quot;70&quot;: {&quot;code&quot;:&quot;J209&quot;,&quot;description&quot;:&quot;Acute bronchitis, unspecified&quot;},">
            <text:p>"70": {"code":"J209","description":"Acute bronchitis, unspecified"},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string">
            <text:p>J301</text:p>
          </table:table-cell>
          <table:table-cell office:value-type="string">
            <text:p>Allergic rhinitis due to pollen</text:p>
          </table:table-cell>
          <table:table-cell table:formula="of:=CONCATENATE(CHAR(34);[.A72];CHAR(34);&quot;: {&quot;;CHAR(34);[.$B$1];CHAR(34);&quot;:&quot;;CHAR(34);[.B72];CHAR(34);&quot;,&quot;;CHAR(34);[.$C$1];CHAR(34);&quot;:&quot;;CHAR(34);[.C72];CHAR(34);&quot;},&quot;)" office:value-type="string" office:string-value="&quot;71&quot;: {&quot;code&quot;:&quot;J301&quot;,&quot;description&quot;:&quot;Allergic rhinitis due to pollen&quot;},">
            <text:p>"71": {"code":"J301","description":"Allergic rhinitis due to pollen"},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string">
            <text:p>J3081</text:p>
          </table:table-cell>
          <table:table-cell office:value-type="string">
            <text:p>Allergic rhinitis due to animal (cat) (dog) hair and dander</text:p>
          </table:table-cell>
          <table:table-cell table:formula="of:=CONCATENATE(CHAR(34);[.A73];CHAR(34);&quot;: {&quot;;CHAR(34);[.$B$1];CHAR(34);&quot;:&quot;;CHAR(34);[.B73];CHAR(34);&quot;,&quot;;CHAR(34);[.$C$1];CHAR(34);&quot;:&quot;;CHAR(34);[.C73];CHAR(34);&quot;},&quot;)" office:value-type="string" office:string-value="&quot;72&quot;: {&quot;code&quot;:&quot;J3081&quot;,&quot;description&quot;:&quot;Allergic rhinitis due to animal (cat) (dog) hair and dander&quot;},">
            <text:p>"72": {"code":"J3081","description":"Allergic rhinitis due to animal (cat) (dog) hair and dander"},</text:p>
          </table:table-cell>
        </table:table-row>
        <table:table-row table:style-name="ro2">
          <table:table-cell table:formula="of:=[.A73]+1" office:value-type="float" office:value="73">
            <text:p>73</text:p>
          </table:table-cell>
          <table:table-cell office:value-type="string">
            <text:p>J36</text:p>
          </table:table-cell>
          <table:table-cell office:value-type="string">
            <text:p>Peritonsillar abscess</text:p>
          </table:table-cell>
          <table:table-cell table:formula="of:=CONCATENATE(CHAR(34);[.A74];CHAR(34);&quot;: {&quot;;CHAR(34);[.$B$1];CHAR(34);&quot;:&quot;;CHAR(34);[.B74];CHAR(34);&quot;,&quot;;CHAR(34);[.$C$1];CHAR(34);&quot;:&quot;;CHAR(34);[.C74];CHAR(34);&quot;},&quot;)" office:value-type="string" office:string-value="&quot;73&quot;: {&quot;code&quot;:&quot;J36&quot;,&quot;description&quot;:&quot;Peritonsillar abscess&quot;},">
            <text:p>"73": {"code":"J36","description":"Peritonsillar abscess"},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string">
            <text:p>J40</text:p>
          </table:table-cell>
          <table:table-cell office:value-type="string">
            <text:p>Bronchitis, not specified as acute or chronic</text:p>
          </table:table-cell>
          <table:table-cell table:formula="of:=CONCATENATE(CHAR(34);[.A75];CHAR(34);&quot;: {&quot;;CHAR(34);[.$B$1];CHAR(34);&quot;:&quot;;CHAR(34);[.B75];CHAR(34);&quot;,&quot;;CHAR(34);[.$C$1];CHAR(34);&quot;:&quot;;CHAR(34);[.C75];CHAR(34);&quot;},&quot;)" office:value-type="string" office:string-value="&quot;74&quot;: {&quot;code&quot;:&quot;J40&quot;,&quot;description&quot;:&quot;Bronchitis, not specified as acute or chronic&quot;},">
            <text:p>"74": {"code":"J40","description":"Bronchitis, not specified as acute or chronic"},</text:p>
          </table:table-cell>
        </table:table-row>
        <table:table-row table:style-name="ro2">
          <table:table-cell table:formula="of:=[.A75]+1" office:value-type="float" office:value="75">
            <text:p>75</text:p>
          </table:table-cell>
          <table:table-cell office:value-type="string">
            <text:p>J411</text:p>
          </table:table-cell>
          <table:table-cell office:value-type="string">
            <text:p>Mucopurulent chronic bronchitis</text:p>
          </table:table-cell>
          <table:table-cell table:formula="of:=CONCATENATE(CHAR(34);[.A76];CHAR(34);&quot;: {&quot;;CHAR(34);[.$B$1];CHAR(34);&quot;:&quot;;CHAR(34);[.B76];CHAR(34);&quot;,&quot;;CHAR(34);[.$C$1];CHAR(34);&quot;:&quot;;CHAR(34);[.C76];CHAR(34);&quot;},&quot;)" office:value-type="string" office:string-value="&quot;75&quot;: {&quot;code&quot;:&quot;J411&quot;,&quot;description&quot;:&quot;Mucopurulent chronic bronchitis&quot;},">
            <text:p>"75": {"code":"J411","description":"Mucopurulent chronic bronchitis"},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string">
            <text:p>J42</text:p>
          </table:table-cell>
          <table:table-cell office:value-type="string">
            <text:p>Unspecified chronic bronchitis</text:p>
          </table:table-cell>
          <table:table-cell table:formula="of:=CONCATENATE(CHAR(34);[.A77];CHAR(34);&quot;: {&quot;;CHAR(34);[.$B$1];CHAR(34);&quot;:&quot;;CHAR(34);[.B77];CHAR(34);&quot;,&quot;;CHAR(34);[.$C$1];CHAR(34);&quot;:&quot;;CHAR(34);[.C77];CHAR(34);&quot;},&quot;)" office:value-type="string" office:string-value="&quot;76&quot;: {&quot;code&quot;:&quot;J42&quot;,&quot;description&quot;:&quot;Unspecified chronic bronchitis&quot;},">
            <text:p>"76": {"code":"J42","description":"Unspecified chronic bronchitis"},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string">
            <text:p>J45901</text:p>
          </table:table-cell>
          <table:table-cell office:value-type="string">
            <text:p>Unspecified asthma with (acute) exacerbation</text:p>
          </table:table-cell>
          <table:table-cell table:formula="of:=CONCATENATE(CHAR(34);[.A78];CHAR(34);&quot;: {&quot;;CHAR(34);[.$B$1];CHAR(34);&quot;:&quot;;CHAR(34);[.B78];CHAR(34);&quot;,&quot;;CHAR(34);[.$C$1];CHAR(34);&quot;:&quot;;CHAR(34);[.C78];CHAR(34);&quot;},&quot;)" office:value-type="string" office:string-value="&quot;77&quot;: {&quot;code&quot;:&quot;J45901&quot;,&quot;description&quot;:&quot;Unspecified asthma with (acute) exacerbation&quot;},">
            <text:p>"77": {"code":"J45901","description":"Unspecified asthma with (acute) exacerbation"},</text:p>
          </table:table-cell>
        </table:table-row>
        <table:table-row table:style-name="ro2">
          <table:table-cell table:formula="of:=[.A78]+1" office:value-type="float" office:value="78">
            <text:p>78</text:p>
          </table:table-cell>
          <table:table-cell office:value-type="string">
            <text:p>J45902</text:p>
          </table:table-cell>
          <table:table-cell office:value-type="string">
            <text:p>Unspecified asthma with status asthmaticus</text:p>
          </table:table-cell>
          <table:table-cell table:formula="of:=CONCATENATE(CHAR(34);[.A79];CHAR(34);&quot;: {&quot;;CHAR(34);[.$B$1];CHAR(34);&quot;:&quot;;CHAR(34);[.B79];CHAR(34);&quot;,&quot;;CHAR(34);[.$C$1];CHAR(34);&quot;:&quot;;CHAR(34);[.C79];CHAR(34);&quot;},&quot;)" office:value-type="string" office:string-value="&quot;78&quot;: {&quot;code&quot;:&quot;J45902&quot;,&quot;description&quot;:&quot;Unspecified asthma with status asthmaticus&quot;},">
            <text:p>"78": {"code":"J45902","description":"Unspecified asthma with status asthmaticus"},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string">
            <text:p>K210</text:p>
          </table:table-cell>
          <table:table-cell office:value-type="string">
            <text:p>Gastro-esophageal reflux disease with esophagitis</text:p>
          </table:table-cell>
          <table:table-cell table:formula="of:=CONCATENATE(CHAR(34);[.A80];CHAR(34);&quot;: {&quot;;CHAR(34);[.$B$1];CHAR(34);&quot;:&quot;;CHAR(34);[.B80];CHAR(34);&quot;,&quot;;CHAR(34);[.$C$1];CHAR(34);&quot;:&quot;;CHAR(34);[.C80];CHAR(34);&quot;},&quot;)" office:value-type="string" office:string-value="&quot;79&quot;: {&quot;code&quot;:&quot;K210&quot;,&quot;description&quot;:&quot;Gastro-esophageal reflux disease with esophagitis&quot;},">
            <text:p>"79": {"code":"K210","description":"Gastro-esophageal reflux disease with esophagitis"},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string">
            <text:p>K219</text:p>
          </table:table-cell>
          <table:table-cell office:value-type="string">
            <text:p>Gastro-esophageal reflux disease without esophagitis</text:p>
          </table:table-cell>
          <table:table-cell table:formula="of:=CONCATENATE(CHAR(34);[.A81];CHAR(34);&quot;: {&quot;;CHAR(34);[.$B$1];CHAR(34);&quot;:&quot;;CHAR(34);[.B81];CHAR(34);&quot;,&quot;;CHAR(34);[.$C$1];CHAR(34);&quot;:&quot;;CHAR(34);[.C81];CHAR(34);&quot;},&quot;)" office:value-type="string" office:string-value="&quot;80&quot;: {&quot;code&quot;:&quot;K219&quot;,&quot;description&quot;:&quot;Gastro-esophageal reflux disease without esophagitis&quot;},">
            <text:p>"80": {"code":"K219","description":"Gastro-esophageal reflux disease without esophagitis"},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string">
            <text:p>K2900</text:p>
          </table:table-cell>
          <table:table-cell office:value-type="string">
            <text:p>Acute gastritis without bleeding</text:p>
          </table:table-cell>
          <table:table-cell table:formula="of:=CONCATENATE(CHAR(34);[.A82];CHAR(34);&quot;: {&quot;;CHAR(34);[.$B$1];CHAR(34);&quot;:&quot;;CHAR(34);[.B82];CHAR(34);&quot;,&quot;;CHAR(34);[.$C$1];CHAR(34);&quot;:&quot;;CHAR(34);[.C82];CHAR(34);&quot;},&quot;)" office:value-type="string" office:string-value="&quot;81&quot;: {&quot;code&quot;:&quot;K2900&quot;,&quot;description&quot;:&quot;Acute gastritis without bleeding&quot;},">
            <text:p>"81": {"code":"K2900","description":"Acute gastritis without bleeding"},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string">
            <text:p>K2920</text:p>
          </table:table-cell>
          <table:table-cell office:value-type="string">
            <text:p>Alcoholic gastritis without bleeding</text:p>
          </table:table-cell>
          <table:table-cell table:formula="of:=CONCATENATE(CHAR(34);[.A83];CHAR(34);&quot;: {&quot;;CHAR(34);[.$B$1];CHAR(34);&quot;:&quot;;CHAR(34);[.B83];CHAR(34);&quot;,&quot;;CHAR(34);[.$C$1];CHAR(34);&quot;:&quot;;CHAR(34);[.C83];CHAR(34);&quot;},&quot;)" office:value-type="string" office:string-value="&quot;82&quot;: {&quot;code&quot;:&quot;K2920&quot;,&quot;description&quot;:&quot;Alcoholic gastritis without bleeding&quot;},">
            <text:p>"82": {"code":"K2920","description":"Alcoholic gastritis without bleeding"},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string">
            <text:p>K2960</text:p>
          </table:table-cell>
          <table:table-cell office:value-type="string">
            <text:p>Other gastritis without bleeding</text:p>
          </table:table-cell>
          <table:table-cell table:formula="of:=CONCATENATE(CHAR(34);[.A84];CHAR(34);&quot;: {&quot;;CHAR(34);[.$B$1];CHAR(34);&quot;:&quot;;CHAR(34);[.B84];CHAR(34);&quot;,&quot;;CHAR(34);[.$C$1];CHAR(34);&quot;:&quot;;CHAR(34);[.C84];CHAR(34);&quot;},&quot;)" office:value-type="string" office:string-value="&quot;83&quot;: {&quot;code&quot;:&quot;K2960&quot;,&quot;description&quot;:&quot;Other gastritis without bleeding&quot;},">
            <text:p>"83": {"code":"K2960","description":"Other gastritis without bleeding"},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string">
            <text:p>K5900</text:p>
          </table:table-cell>
          <table:table-cell office:value-type="string">
            <text:p>Constipation, unspecified</text:p>
          </table:table-cell>
          <table:table-cell table:formula="of:=CONCATENATE(CHAR(34);[.A85];CHAR(34);&quot;: {&quot;;CHAR(34);[.$B$1];CHAR(34);&quot;:&quot;;CHAR(34);[.B85];CHAR(34);&quot;,&quot;;CHAR(34);[.$C$1];CHAR(34);&quot;:&quot;;CHAR(34);[.C85];CHAR(34);&quot;},&quot;)" office:value-type="string" office:string-value="&quot;84&quot;: {&quot;code&quot;:&quot;K5900&quot;,&quot;description&quot;:&quot;Constipation, unspecified&quot;},">
            <text:p>"84": {"code":"K5900","description":"Constipation, unspecified"},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string">
            <text:p>K5901</text:p>
          </table:table-cell>
          <table:table-cell office:value-type="string">
            <text:p>Slow transit constipation</text:p>
          </table:table-cell>
          <table:table-cell table:formula="of:=CONCATENATE(CHAR(34);[.A86];CHAR(34);&quot;: {&quot;;CHAR(34);[.$B$1];CHAR(34);&quot;:&quot;;CHAR(34);[.B86];CHAR(34);&quot;,&quot;;CHAR(34);[.$C$1];CHAR(34);&quot;:&quot;;CHAR(34);[.C86];CHAR(34);&quot;},&quot;)" office:value-type="string" office:string-value="&quot;85&quot;: {&quot;code&quot;:&quot;K5901&quot;,&quot;description&quot;:&quot;Slow transit constipation&quot;},">
            <text:p>"85": {"code":"K5901","description":"Slow transit constipation"},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string">
            <text:p>K5902</text:p>
          </table:table-cell>
          <table:table-cell office:value-type="string">
            <text:p>Outlet dysfunction constipation</text:p>
          </table:table-cell>
          <table:table-cell table:formula="of:=CONCATENATE(CHAR(34);[.A87];CHAR(34);&quot;: {&quot;;CHAR(34);[.$B$1];CHAR(34);&quot;:&quot;;CHAR(34);[.B87];CHAR(34);&quot;,&quot;;CHAR(34);[.$C$1];CHAR(34);&quot;:&quot;;CHAR(34);[.C87];CHAR(34);&quot;},&quot;)" office:value-type="string" office:string-value="&quot;86&quot;: {&quot;code&quot;:&quot;K5902&quot;,&quot;description&quot;:&quot;Outlet dysfunction constipation&quot;},">
            <text:p>"86": {"code":"K5902","description":"Outlet dysfunction constipation"},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string">
            <text:p>K649</text:p>
          </table:table-cell>
          <table:table-cell office:value-type="string">
            <text:p>Unspecified hemorrhoids</text:p>
          </table:table-cell>
          <table:table-cell table:formula="of:=CONCATENATE(CHAR(34);[.A88];CHAR(34);&quot;: {&quot;;CHAR(34);[.$B$1];CHAR(34);&quot;:&quot;;CHAR(34);[.B88];CHAR(34);&quot;,&quot;;CHAR(34);[.$C$1];CHAR(34);&quot;:&quot;;CHAR(34);[.C88];CHAR(34);&quot;},&quot;)" office:value-type="string" office:string-value="&quot;87&quot;: {&quot;code&quot;:&quot;K649&quot;,&quot;description&quot;:&quot;Unspecified hemorrhoids&quot;},">
            <text:p>"87": {"code":"K649","description":"Unspecified hemorrhoids"},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string">
            <text:p>K8019</text:p>
          </table:table-cell>
          <table:table-cell office:value-type="string">
            <text:p>Calculus of gallbladder with other cholecystitis with obstruction</text:p>
          </table:table-cell>
          <table:table-cell table:formula="of:=CONCATENATE(CHAR(34);[.A89];CHAR(34);&quot;: {&quot;;CHAR(34);[.$B$1];CHAR(34);&quot;:&quot;;CHAR(34);[.B89];CHAR(34);&quot;,&quot;;CHAR(34);[.$C$1];CHAR(34);&quot;:&quot;;CHAR(34);[.C89];CHAR(34);&quot;},&quot;)" office:value-type="string" office:string-value="&quot;88&quot;: {&quot;code&quot;:&quot;K8019&quot;,&quot;description&quot;:&quot;Calculus of gallbladder with other cholecystitis with obstruction&quot;},">
            <text:p>"88": {"code":"K8019","description":"Calculus of gallbladder with other cholecystitis with obstruction"},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string">
            <text:p>K8020</text:p>
          </table:table-cell>
          <table:table-cell office:value-type="string">
            <text:p>Calculus of gallbladder without cholecystitis without obstruction</text:p>
          </table:table-cell>
          <table:table-cell table:formula="of:=CONCATENATE(CHAR(34);[.A90];CHAR(34);&quot;: {&quot;;CHAR(34);[.$B$1];CHAR(34);&quot;:&quot;;CHAR(34);[.B90];CHAR(34);&quot;,&quot;;CHAR(34);[.$C$1];CHAR(34);&quot;:&quot;;CHAR(34);[.C90];CHAR(34);&quot;},&quot;)" office:value-type="string" office:string-value="&quot;89&quot;: {&quot;code&quot;:&quot;K8020&quot;,&quot;description&quot;:&quot;Calculus of gallbladder without cholecystitis without obstruction&quot;},">
            <text:p>"89": {"code":"K8020","description":"Calculus of gallbladder without cholecystitis without obstruction"},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string">
            <text:p>K8021</text:p>
          </table:table-cell>
          <table:table-cell office:value-type="string">
            <text:p>Calculus of gallbladder without cholecystitis with obstruction</text:p>
          </table:table-cell>
          <table:table-cell table:formula="of:=CONCATENATE(CHAR(34);[.A91];CHAR(34);&quot;: {&quot;;CHAR(34);[.$B$1];CHAR(34);&quot;:&quot;;CHAR(34);[.B91];CHAR(34);&quot;,&quot;;CHAR(34);[.$C$1];CHAR(34);&quot;:&quot;;CHAR(34);[.C91];CHAR(34);&quot;},&quot;)" office:value-type="string" office:string-value="&quot;90&quot;: {&quot;code&quot;:&quot;K8021&quot;,&quot;description&quot;:&quot;Calculus of gallbladder without cholecystitis with obstruction&quot;},">
            <text:p>"90": {"code":"K8021","description":"Calculus of gallbladder without cholecystitis with obstruction"},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string">
            <text:p>K8042</text:p>
          </table:table-cell>
          <table:table-cell office:value-type="string">
            <text:p>Calculus of bile duct with acute cholecystitis without obstruction</text:p>
          </table:table-cell>
          <table:table-cell table:formula="of:=CONCATENATE(CHAR(34);[.A92];CHAR(34);&quot;: {&quot;;CHAR(34);[.$B$1];CHAR(34);&quot;:&quot;;CHAR(34);[.B92];CHAR(34);&quot;,&quot;;CHAR(34);[.$C$1];CHAR(34);&quot;:&quot;;CHAR(34);[.C92];CHAR(34);&quot;},&quot;)" office:value-type="string" office:string-value="&quot;91&quot;: {&quot;code&quot;:&quot;K8042&quot;,&quot;description&quot;:&quot;Calculus of bile duct with acute cholecystitis without obstruction&quot;},">
            <text:p>"91": {"code":"K8042","description":"Calculus of bile duct with acute cholecystitis without obstruction"},</text:p>
          </table:table-cell>
        </table:table-row>
        <table:table-row table:style-name="ro2">
          <table:table-cell table:formula="of:=[.A92]+1" office:value-type="float" office:value="92">
            <text:p>92</text:p>
          </table:table-cell>
          <table:table-cell office:value-type="string">
            <text:p>K8050</text:p>
          </table:table-cell>
          <table:table-cell office:value-type="string">
            <text:p>Calculus of bile duct without cholangitis or cholecystitis without obstruction</text:p>
          </table:table-cell>
          <table:table-cell table:formula="of:=CONCATENATE(CHAR(34);[.A93];CHAR(34);&quot;: {&quot;;CHAR(34);[.$B$1];CHAR(34);&quot;:&quot;;CHAR(34);[.B93];CHAR(34);&quot;,&quot;;CHAR(34);[.$C$1];CHAR(34);&quot;:&quot;;CHAR(34);[.C93];CHAR(34);&quot;},&quot;)" office:value-type="string" office:string-value="&quot;92&quot;: {&quot;code&quot;:&quot;K8050&quot;,&quot;description&quot;:&quot;Calculus of bile duct without cholangitis or cholecystitis without obstruction&quot;},">
            <text:p>"92": {"code":"K8050","description":"Calculus of bile duct without cholangitis or cholecystitis without obstruction"},</text:p>
          </table:table-cell>
        </table:table-row>
        <table:table-row table:style-name="ro2">
          <table:table-cell table:formula="of:=[.A93]+1" office:value-type="float" office:value="93">
            <text:p>93</text:p>
          </table:table-cell>
          <table:table-cell office:value-type="string">
            <text:p>K8051</text:p>
          </table:table-cell>
          <table:table-cell office:value-type="string">
            <text:p>Calculus of bile duct without cholangitis or cholecystitis with obstruction</text:p>
          </table:table-cell>
          <table:table-cell table:formula="of:=CONCATENATE(CHAR(34);[.A94];CHAR(34);&quot;: {&quot;;CHAR(34);[.$B$1];CHAR(34);&quot;:&quot;;CHAR(34);[.B94];CHAR(34);&quot;,&quot;;CHAR(34);[.$C$1];CHAR(34);&quot;:&quot;;CHAR(34);[.C94];CHAR(34);&quot;},&quot;)" office:value-type="string" office:string-value="&quot;93&quot;: {&quot;code&quot;:&quot;K8051&quot;,&quot;description&quot;:&quot;Calculus of bile duct without cholangitis or cholecystitis with obstruction&quot;},">
            <text:p>"93": {"code":"K8051","description":"Calculus of bile duct without cholangitis or cholecystitis with obstruction"},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string">
            <text:p>L240</text:p>
          </table:table-cell>
          <table:table-cell office:value-type="string">
            <text:p>Irritant contact dermatitis due to detergents</text:p>
          </table:table-cell>
          <table:table-cell table:formula="of:=CONCATENATE(CHAR(34);[.A95];CHAR(34);&quot;: {&quot;;CHAR(34);[.$B$1];CHAR(34);&quot;:&quot;;CHAR(34);[.B95];CHAR(34);&quot;,&quot;;CHAR(34);[.$C$1];CHAR(34);&quot;:&quot;;CHAR(34);[.C95];CHAR(34);&quot;},&quot;)" office:value-type="string" office:string-value="&quot;94&quot;: {&quot;code&quot;:&quot;L240&quot;,&quot;description&quot;:&quot;Irritant contact dermatitis due to detergents&quot;},">
            <text:p>"94": {"code":"L240","description":"Irritant contact dermatitis due to detergents"},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string">
            <text:p>L242</text:p>
          </table:table-cell>
          <table:table-cell office:value-type="string">
            <text:p>Irritant contact dermatitis due to solvents</text:p>
          </table:table-cell>
          <table:table-cell table:formula="of:=CONCATENATE(CHAR(34);[.A96];CHAR(34);&quot;: {&quot;;CHAR(34);[.$B$1];CHAR(34);&quot;:&quot;;CHAR(34);[.B96];CHAR(34);&quot;,&quot;;CHAR(34);[.$C$1];CHAR(34);&quot;:&quot;;CHAR(34);[.C96];CHAR(34);&quot;},&quot;)" office:value-type="string" office:string-value="&quot;95&quot;: {&quot;code&quot;:&quot;L242&quot;,&quot;description&quot;:&quot;Irritant contact dermatitis due to solvents&quot;},">
            <text:p>"95": {"code":"L242","description":"Irritant contact dermatitis due to solvents"},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string">
            <text:p>L250</text:p>
          </table:table-cell>
          <table:table-cell office:value-type="string">
            <text:p>Unspecified contact dermatitis due to cosmetics</text:p>
          </table:table-cell>
          <table:table-cell table:formula="of:=CONCATENATE(CHAR(34);[.A97];CHAR(34);&quot;: {&quot;;CHAR(34);[.$B$1];CHAR(34);&quot;:&quot;;CHAR(34);[.B97];CHAR(34);&quot;,&quot;;CHAR(34);[.$C$1];CHAR(34);&quot;:&quot;;CHAR(34);[.C97];CHAR(34);&quot;},&quot;)" office:value-type="string" office:string-value="&quot;96&quot;: {&quot;code&quot;:&quot;L250&quot;,&quot;description&quot;:&quot;Unspecified contact dermatitis due to cosmetics&quot;},">
            <text:p>"96": {"code":"L250","description":"Unspecified contact dermatitis due to cosmetics"},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string">
            <text:p>L251</text:p>
          </table:table-cell>
          <table:table-cell office:value-type="string">
            <text:p>Unspecified contact dermatitis due to drugs in contact with skin</text:p>
          </table:table-cell>
          <table:table-cell table:formula="of:=CONCATENATE(CHAR(34);[.A98];CHAR(34);&quot;: {&quot;;CHAR(34);[.$B$1];CHAR(34);&quot;:&quot;;CHAR(34);[.B98];CHAR(34);&quot;,&quot;;CHAR(34);[.$C$1];CHAR(34);&quot;:&quot;;CHAR(34);[.C98];CHAR(34);&quot;},&quot;)" office:value-type="string" office:string-value="&quot;97&quot;: {&quot;code&quot;:&quot;L251&quot;,&quot;description&quot;:&quot;Unspecified contact dermatitis due to drugs in contact with skin&quot;},">
            <text:p>"97": {"code":"L251","description":"Unspecified contact dermatitis due to drugs in contact with skin"},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string">
            <text:p>L253</text:p>
          </table:table-cell>
          <table:table-cell office:value-type="string">
            <text:p>Unspecified contact dermatitis due to other chemical products</text:p>
          </table:table-cell>
          <table:table-cell table:formula="of:=CONCATENATE(CHAR(34);[.A99];CHAR(34);&quot;: {&quot;;CHAR(34);[.$B$1];CHAR(34);&quot;:&quot;;CHAR(34);[.B99];CHAR(34);&quot;,&quot;;CHAR(34);[.$C$1];CHAR(34);&quot;:&quot;;CHAR(34);[.C99];CHAR(34);&quot;},&quot;)" office:value-type="string" office:string-value="&quot;98&quot;: {&quot;code&quot;:&quot;L253&quot;,&quot;description&quot;:&quot;Unspecified contact dermatitis due to other chemical products&quot;},">
            <text:p>"98": {"code":"L253","description":"Unspecified contact dermatitis due to other chemical products"},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string">
            <text:p>L255</text:p>
          </table:table-cell>
          <table:table-cell office:value-type="string">
            <text:p>Unspecified contact dermatitis due to plants, except food</text:p>
          </table:table-cell>
          <table:table-cell table:formula="of:=CONCATENATE(CHAR(34);[.A100];CHAR(34);&quot;: {&quot;;CHAR(34);[.$B$1];CHAR(34);&quot;:&quot;;CHAR(34);[.B100];CHAR(34);&quot;,&quot;;CHAR(34);[.$C$1];CHAR(34);&quot;:&quot;;CHAR(34);[.C100];CHAR(34);&quot;},&quot;)" office:value-type="string" office:string-value="&quot;99&quot;: {&quot;code&quot;:&quot;L255&quot;,&quot;description&quot;:&quot;Unspecified contact dermatitis due to plants, except food&quot;},">
            <text:p>"99": {"code":"L255","description":"Unspecified contact dermatitis due to plants, except food"},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string">
            <text:p>L259</text:p>
          </table:table-cell>
          <table:table-cell office:value-type="string">
            <text:p>Unspecified contact dermatitis, unspecified cause</text:p>
          </table:table-cell>
          <table:table-cell table:formula="of:=CONCATENATE(CHAR(34);[.A101];CHAR(34);&quot;: {&quot;;CHAR(34);[.$B$1];CHAR(34);&quot;:&quot;;CHAR(34);[.B101];CHAR(34);&quot;,&quot;;CHAR(34);[.$C$1];CHAR(34);&quot;:&quot;;CHAR(34);[.C101];CHAR(34);&quot;},&quot;)" office:value-type="string" office:string-value="&quot;100&quot;: {&quot;code&quot;:&quot;L259&quot;,&quot;description&quot;:&quot;Unspecified contact dermatitis, unspecified cause&quot;},">
            <text:p>"100": {"code":"L259","description":"Unspecified contact dermatitis, unspecified cause"},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string">
            <text:p>M25539</text:p>
          </table:table-cell>
          <table:table-cell office:value-type="string">
            <text:p>Pain in unspecified wrist</text:p>
          </table:table-cell>
          <table:table-cell table:formula="of:=CONCATENATE(CHAR(34);[.A102];CHAR(34);&quot;: {&quot;;CHAR(34);[.$B$1];CHAR(34);&quot;:&quot;;CHAR(34);[.B102];CHAR(34);&quot;,&quot;;CHAR(34);[.$C$1];CHAR(34);&quot;:&quot;;CHAR(34);[.C102];CHAR(34);&quot;},&quot;)" office:value-type="string" office:string-value="&quot;101&quot;: {&quot;code&quot;:&quot;M25539&quot;,&quot;description&quot;:&quot;Pain in unspecified wrist&quot;},">
            <text:p>"101": {"code":"M25539","description":"Pain in unspecified wrist"},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string">
            <text:p>M5430</text:p>
          </table:table-cell>
          <table:table-cell office:value-type="string">
            <text:p>Sciatica, unspecified side</text:p>
          </table:table-cell>
          <table:table-cell table:formula="of:=CONCATENATE(CHAR(34);[.A103];CHAR(34);&quot;: {&quot;;CHAR(34);[.$B$1];CHAR(34);&quot;:&quot;;CHAR(34);[.B103];CHAR(34);&quot;,&quot;;CHAR(34);[.$C$1];CHAR(34);&quot;:&quot;;CHAR(34);[.C103];CHAR(34);&quot;},&quot;)" office:value-type="string" office:string-value="&quot;102&quot;: {&quot;code&quot;:&quot;M5430&quot;,&quot;description&quot;:&quot;Sciatica, unspecified side&quot;},">
            <text:p>"102": {"code":"M5430","description":"Sciatica, unspecified side"},</text:p>
          </table:table-cell>
        </table:table-row>
        <table:table-row table:style-name="ro2">
          <table:table-cell table:formula="of:=[.A103]+1" office:value-type="float" office:value="103">
            <text:p>103</text:p>
          </table:table-cell>
          <table:table-cell office:value-type="string">
            <text:p>N730</text:p>
          </table:table-cell>
          <table:table-cell office:value-type="string">
            <text:p>Acute parametritis and pelvic cellulitis</text:p>
          </table:table-cell>
          <table:table-cell table:formula="of:=CONCATENATE(CHAR(34);[.A104];CHAR(34);&quot;: {&quot;;CHAR(34);[.$B$1];CHAR(34);&quot;:&quot;;CHAR(34);[.B104];CHAR(34);&quot;,&quot;;CHAR(34);[.$C$1];CHAR(34);&quot;:&quot;;CHAR(34);[.C104];CHAR(34);&quot;},&quot;)" office:value-type="string" office:string-value="&quot;103&quot;: {&quot;code&quot;:&quot;N730&quot;,&quot;description&quot;:&quot;Acute parametritis and pelvic cellulitis&quot;},">
            <text:p>"103": {"code":"N730","description":"Acute parametritis and pelvic cellulitis"},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string">
            <text:p>N733</text:p>
          </table:table-cell>
          <table:table-cell office:value-type="string">
            <text:p>Female acute pelvic peritonitis</text:p>
          </table:table-cell>
          <table:table-cell table:formula="of:=CONCATENATE(CHAR(34);[.A105];CHAR(34);&quot;: {&quot;;CHAR(34);[.$B$1];CHAR(34);&quot;:&quot;;CHAR(34);[.B105];CHAR(34);&quot;,&quot;;CHAR(34);[.$C$1];CHAR(34);&quot;:&quot;;CHAR(34);[.C105];CHAR(34);&quot;},&quot;)" office:value-type="string" office:string-value="&quot;104&quot;: {&quot;code&quot;:&quot;N733&quot;,&quot;description&quot;:&quot;Female acute pelvic peritonitis&quot;},">
            <text:p>"104": {"code":"N733","description":"Female acute pelvic peritonitis"},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string">
            <text:p>N739</text:p>
          </table:table-cell>
          <table:table-cell office:value-type="string">
            <text:p>Female pelvic inflammatory disease, unspecified</text:p>
          </table:table-cell>
          <table:table-cell table:formula="of:=CONCATENATE(CHAR(34);[.A106];CHAR(34);&quot;: {&quot;;CHAR(34);[.$B$1];CHAR(34);&quot;:&quot;;CHAR(34);[.B106];CHAR(34);&quot;,&quot;;CHAR(34);[.$C$1];CHAR(34);&quot;:&quot;;CHAR(34);[.C106];CHAR(34);&quot;},&quot;)" office:value-type="string" office:string-value="&quot;105&quot;: {&quot;code&quot;:&quot;N739&quot;,&quot;description&quot;:&quot;Female pelvic inflammatory disease, unspecified&quot;},">
            <text:p>"105": {"code":"N739","description":"Female pelvic inflammatory disease, unspecified"},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string">
            <text:p>N912</text:p>
          </table:table-cell>
          <table:table-cell office:value-type="string">
            <text:p>Amenorrhea, unspecified</text:p>
          </table:table-cell>
          <table:table-cell table:formula="of:=CONCATENATE(CHAR(34);[.A107];CHAR(34);&quot;: {&quot;;CHAR(34);[.$B$1];CHAR(34);&quot;:&quot;;CHAR(34);[.B107];CHAR(34);&quot;,&quot;;CHAR(34);[.$C$1];CHAR(34);&quot;:&quot;;CHAR(34);[.C107];CHAR(34);&quot;},&quot;)" office:value-type="string" office:string-value="&quot;106&quot;: {&quot;code&quot;:&quot;N912&quot;,&quot;description&quot;:&quot;Amenorrhea, unspecified&quot;},">
            <text:p>"106": {"code":"N912","description":"Amenorrhea, unspecified"},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string">
            <text:p>N920</text:p>
          </table:table-cell>
          <table:table-cell office:value-type="string">
            <text:p>Excessive and frequent menstruation with regular cycle</text:p>
          </table:table-cell>
          <table:table-cell table:formula="of:=CONCATENATE(CHAR(34);[.A108];CHAR(34);&quot;: {&quot;;CHAR(34);[.$B$1];CHAR(34);&quot;:&quot;;CHAR(34);[.B108];CHAR(34);&quot;,&quot;;CHAR(34);[.$C$1];CHAR(34);&quot;:&quot;;CHAR(34);[.C108];CHAR(34);&quot;},&quot;)" office:value-type="string" office:string-value="&quot;107&quot;: {&quot;code&quot;:&quot;N920&quot;,&quot;description&quot;:&quot;Excessive and frequent menstruation with regular cycle&quot;},">
            <text:p>"107": {"code":"N920","description":"Excessive and frequent menstruation with regular cycle"},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string">
            <text:p>N921</text:p>
          </table:table-cell>
          <table:table-cell office:value-type="string">
            <text:p>Excessive and frequent menstruation with irregular cycle</text:p>
          </table:table-cell>
          <table:table-cell table:formula="of:=CONCATENATE(CHAR(34);[.A109];CHAR(34);&quot;: {&quot;;CHAR(34);[.$B$1];CHAR(34);&quot;:&quot;;CHAR(34);[.B109];CHAR(34);&quot;,&quot;;CHAR(34);[.$C$1];CHAR(34);&quot;:&quot;;CHAR(34);[.C109];CHAR(34);&quot;},&quot;)" office:value-type="string" office:string-value="&quot;108&quot;: {&quot;code&quot;:&quot;N921&quot;,&quot;description&quot;:&quot;Excessive and frequent menstruation with irregular cycle&quot;},">
            <text:p>"108": {"code":"N921","description":"Excessive and frequent menstruation with irregular cycle"},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string">
            <text:p>N924</text:p>
          </table:table-cell>
          <table:table-cell office:value-type="string">
            <text:p>Excessive bleeding in the premenopausal period</text:p>
          </table:table-cell>
          <table:table-cell table:formula="of:=CONCATENATE(CHAR(34);[.A110];CHAR(34);&quot;: {&quot;;CHAR(34);[.$B$1];CHAR(34);&quot;:&quot;;CHAR(34);[.B110];CHAR(34);&quot;,&quot;;CHAR(34);[.$C$1];CHAR(34);&quot;:&quot;;CHAR(34);[.C110];CHAR(34);&quot;},&quot;)" office:value-type="string" office:string-value="&quot;109&quot;: {&quot;code&quot;:&quot;N924&quot;,&quot;description&quot;:&quot;Excessive bleeding in the premenopausal period&quot;},">
            <text:p>"109": {"code":"N924","description":"Excessive bleeding in the premenopausal period"},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string">
            <text:p>N930</text:p>
          </table:table-cell>
          <table:table-cell office:value-type="string">
            <text:p>Postcoital and contact bleeding</text:p>
          </table:table-cell>
          <table:table-cell table:formula="of:=CONCATENATE(CHAR(34);[.A111];CHAR(34);&quot;: {&quot;;CHAR(34);[.$B$1];CHAR(34);&quot;:&quot;;CHAR(34);[.B111];CHAR(34);&quot;,&quot;;CHAR(34);[.$C$1];CHAR(34);&quot;:&quot;;CHAR(34);[.C111];CHAR(34);&quot;},&quot;)" office:value-type="string" office:string-value="&quot;110&quot;: {&quot;code&quot;:&quot;N930&quot;,&quot;description&quot;:&quot;Postcoital and contact bleeding&quot;},">
            <text:p>"110": {"code":"N930","description":"Postcoital and contact bleeding"},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string">
            <text:p>N946</text:p>
          </table:table-cell>
          <table:table-cell office:value-type="string">
            <text:p>Dysmenorrhea, unspecified</text:p>
          </table:table-cell>
          <table:table-cell table:formula="of:=CONCATENATE(CHAR(34);[.A112];CHAR(34);&quot;: {&quot;;CHAR(34);[.$B$1];CHAR(34);&quot;:&quot;;CHAR(34);[.B112];CHAR(34);&quot;,&quot;;CHAR(34);[.$C$1];CHAR(34);&quot;:&quot;;CHAR(34);[.C112];CHAR(34);&quot;},&quot;)" office:value-type="string" office:string-value="&quot;111&quot;: {&quot;code&quot;:&quot;N946&quot;,&quot;description&quot;:&quot;Dysmenorrhea, unspecified&quot;},">
            <text:p>"111": {"code":"N946","description":"Dysmenorrhea, unspecified"},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string">
            <text:p>R079</text:p>
          </table:table-cell>
          <table:table-cell office:value-type="string">
            <text:p>Chest pain, unspecified</text:p>
          </table:table-cell>
          <table:table-cell table:formula="of:=CONCATENATE(CHAR(34);[.A113];CHAR(34);&quot;: {&quot;;CHAR(34);[.$B$1];CHAR(34);&quot;:&quot;;CHAR(34);[.B113];CHAR(34);&quot;,&quot;;CHAR(34);[.$C$1];CHAR(34);&quot;:&quot;;CHAR(34);[.C113];CHAR(34);&quot;},&quot;)" office:value-type="string" office:string-value="&quot;112&quot;: {&quot;code&quot;:&quot;R079&quot;,&quot;description&quot;:&quot;Chest pain, unspecified&quot;},">
            <text:p>"112": {"code":"R079","description":"Chest pain, unspecified"},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string">
            <text:p>R109</text:p>
          </table:table-cell>
          <table:table-cell office:value-type="string">
            <text:p>Unspecified abdominal pain</text:p>
          </table:table-cell>
          <table:table-cell table:formula="of:=CONCATENATE(CHAR(34);[.A114];CHAR(34);&quot;: {&quot;;CHAR(34);[.$B$1];CHAR(34);&quot;:&quot;;CHAR(34);[.B114];CHAR(34);&quot;,&quot;;CHAR(34);[.$C$1];CHAR(34);&quot;:&quot;;CHAR(34);[.C114];CHAR(34);&quot;},&quot;)" office:value-type="string" office:string-value="&quot;113&quot;: {&quot;code&quot;:&quot;R109&quot;,&quot;description&quot;:&quot;Unspecified abdominal pain&quot;},">
            <text:p>"113": {"code":"R109","description":"Unspecified abdominal pain"},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string">
            <text:p>R21</text:p>
          </table:table-cell>
          <table:table-cell office:value-type="string">
            <text:p>Rash and other nonspecific skin eruption</text:p>
          </table:table-cell>
          <table:table-cell table:formula="of:=CONCATENATE(CHAR(34);[.A115];CHAR(34);&quot;: {&quot;;CHAR(34);[.$B$1];CHAR(34);&quot;:&quot;;CHAR(34);[.B115];CHAR(34);&quot;,&quot;;CHAR(34);[.$C$1];CHAR(34);&quot;:&quot;;CHAR(34);[.C115];CHAR(34);&quot;},&quot;)" office:value-type="string" office:string-value="&quot;114&quot;: {&quot;code&quot;:&quot;R21&quot;,&quot;description&quot;:&quot;Rash and other nonspecific skin eruption&quot;},">
            <text:p>"114": {"code":"R21","description":"Rash and other nonspecific skin eruption"},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string">
            <text:p>R42</text:p>
          </table:table-cell>
          <table:table-cell office:value-type="string">
            <text:p>Dizziness and giddiness</text:p>
          </table:table-cell>
          <table:table-cell table:formula="of:=CONCATENATE(CHAR(34);[.A116];CHAR(34);&quot;: {&quot;;CHAR(34);[.$B$1];CHAR(34);&quot;:&quot;;CHAR(34);[.B116];CHAR(34);&quot;,&quot;;CHAR(34);[.$C$1];CHAR(34);&quot;:&quot;;CHAR(34);[.C116];CHAR(34);&quot;},&quot;)" office:value-type="string" office:string-value="&quot;115&quot;: {&quot;code&quot;:&quot;R42&quot;,&quot;description&quot;:&quot;Dizziness and giddiness&quot;},">
            <text:p>"115": {"code":"R42","description":"Dizziness and giddiness"},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string">
            <text:p>S53449A</text:p>
          </table:table-cell>
          <table:table-cell office:value-type="string">
            <text:p>Ulnar collateral ligament sprain of unspecified elbow, initial encounter</text:p>
          </table:table-cell>
          <table:table-cell table:formula="of:=CONCATENATE(CHAR(34);[.A117];CHAR(34);&quot;: {&quot;;CHAR(34);[.$B$1];CHAR(34);&quot;:&quot;;CHAR(34);[.B117];CHAR(34);&quot;,&quot;;CHAR(34);[.$C$1];CHAR(34);&quot;:&quot;;CHAR(34);[.C117];CHAR(34);&quot;},&quot;)" office:value-type="string" office:string-value="&quot;116&quot;: {&quot;code&quot;:&quot;S53449A&quot;,&quot;description&quot;:&quot;Ulnar collateral ligament sprain of unspecified elbow, initial encounter&quot;},">
            <text:p>"116": {"code":"S53449A","description":"Ulnar collateral ligament sprain of unspecified elbow, initial encounter"},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string">
            <text:p>S63519A</text:p>
          </table:table-cell>
          <table:table-cell office:value-type="string">
            <text:p>Sprain of carpal joint of unspecified wrist, initial encounter</text:p>
          </table:table-cell>
          <table:table-cell table:formula="of:=CONCATENATE(CHAR(34);[.A118];CHAR(34);&quot;: {&quot;;CHAR(34);[.$B$1];CHAR(34);&quot;:&quot;;CHAR(34);[.B118];CHAR(34);&quot;,&quot;;CHAR(34);[.$C$1];CHAR(34);&quot;:&quot;;CHAR(34);[.C118];CHAR(34);&quot;},&quot;)" office:value-type="string" office:string-value="&quot;117&quot;: {&quot;code&quot;:&quot;S63519A&quot;,&quot;description&quot;:&quot;Sprain of carpal joint of unspecified wrist, initial encounter&quot;},">
            <text:p>"117": {"code":"S63519A","description":"Sprain of carpal joint of unspecified wrist, initial encounter"},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string">
            <text:p>S63599A</text:p>
          </table:table-cell>
          <table:table-cell office:value-type="string">
            <text:p>Other specified sprain of unspecified wrist, initial encounter</text:p>
          </table:table-cell>
          <table:table-cell table:formula="of:=CONCATENATE(CHAR(34);[.A119];CHAR(34);&quot;: {&quot;;CHAR(34);[.$B$1];CHAR(34);&quot;:&quot;;CHAR(34);[.B119];CHAR(34);&quot;,&quot;;CHAR(34);[.$C$1];CHAR(34);&quot;:&quot;;CHAR(34);[.C119];CHAR(34);&quot;},&quot;)" office:value-type="string" office:string-value="&quot;118&quot;: {&quot;code&quot;:&quot;S63599A&quot;,&quot;description&quot;:&quot;Other specified sprain of unspecified wrist, initial encounter&quot;},">
            <text:p>"118": {"code":"S63599A","description":"Other specified sprain of unspecified wrist, initial encounter"},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string">
            <text:p>S638X9A</text:p>
          </table:table-cell>
          <table:table-cell office:value-type="string">
            <text:p>Sprain of other part of unspecified wrist and hand, initial encounter</text:p>
          </table:table-cell>
          <table:table-cell table:formula="of:=CONCATENATE(CHAR(34);[.A120];CHAR(34);&quot;: {&quot;;CHAR(34);[.$B$1];CHAR(34);&quot;:&quot;;CHAR(34);[.B120];CHAR(34);&quot;,&quot;;CHAR(34);[.$C$1];CHAR(34);&quot;:&quot;;CHAR(34);[.C120];CHAR(34);&quot;},&quot;)" office:value-type="string" office:string-value="&quot;119&quot;: {&quot;code&quot;:&quot;S638X9A&quot;,&quot;description&quot;:&quot;Sprain of other part of unspecified wrist and hand, initial encounter&quot;},">
            <text:p>"119": {"code":"S638X9A","description":"Sprain of other part of unspecified wrist and hand, initial encounter"},</text:p>
          </table:table-cell>
        </table:table-row>
        <table:table-row table:style-name="ro2">
          <table:table-cell table:formula="of:=[.A120]+1" office:value-type="float" office:value="120">
            <text:p>120</text:p>
          </table:table-cell>
          <table:table-cell office:value-type="string">
            <text:p>S93419A</text:p>
          </table:table-cell>
          <table:table-cell office:value-type="string">
            <text:p>Sprain of calcaneofibular ligament of unspecified ankle, initial encounter</text:p>
          </table:table-cell>
          <table:table-cell table:formula="of:=CONCATENATE(CHAR(34);[.A121];CHAR(34);&quot;: {&quot;;CHAR(34);[.$B$1];CHAR(34);&quot;:&quot;;CHAR(34);[.B121];CHAR(34);&quot;,&quot;;CHAR(34);[.$C$1];CHAR(34);&quot;:&quot;;CHAR(34);[.C121];CHAR(34);&quot;},&quot;)" office:value-type="string" office:string-value="&quot;120&quot;: {&quot;code&quot;:&quot;S93419A&quot;,&quot;description&quot;:&quot;Sprain of calcaneofibular ligament of unspecified ankle, initial encounter&quot;},">
            <text:p>"120": {"code":"S93419A","description":"Sprain of calcaneofibular ligament of unspecified ankle, initial encounter"},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string">
            <text:p>S93429A</text:p>
          </table:table-cell>
          <table:table-cell office:value-type="string">
            <text:p>Sprain of deltoid ligament of unspecified ankle, initial encounter</text:p>
          </table:table-cell>
          <table:table-cell table:formula="of:=CONCATENATE(CHAR(34);[.A122];CHAR(34);&quot;: {&quot;;CHAR(34);[.$B$1];CHAR(34);&quot;:&quot;;CHAR(34);[.B122];CHAR(34);&quot;,&quot;;CHAR(34);[.$C$1];CHAR(34);&quot;:&quot;;CHAR(34);[.C122];CHAR(34);&quot;},&quot;)" office:value-type="string" office:string-value="&quot;121&quot;: {&quot;code&quot;:&quot;S93429A&quot;,&quot;description&quot;:&quot;Sprain of deltoid ligament of unspecified ankle, initial encounter&quot;},">
            <text:p>"121": {"code":"S93429A","description":"Sprain of deltoid ligament of unspecified ankle, initial encounter"},</text:p>
          </table:table-cell>
        </table:table-row>
        <table:table-row table:style-name="ro2">
          <table:table-cell table:formula="of:=[.A122]+1" office:value-type="float" office:value="122">
            <text:p>122</text:p>
          </table:table-cell>
          <table:table-cell office:value-type="string">
            <text:p>S93439A</text:p>
          </table:table-cell>
          <table:table-cell office:value-type="string">
            <text:p>Sprain of tibiofibular ligament of unspecified ankle, initial encounter</text:p>
          </table:table-cell>
          <table:table-cell table:formula="of:=CONCATENATE(CHAR(34);[.A123];CHAR(34);&quot;: {&quot;;CHAR(34);[.$B$1];CHAR(34);&quot;:&quot;;CHAR(34);[.B123];CHAR(34);&quot;,&quot;;CHAR(34);[.$C$1];CHAR(34);&quot;:&quot;;CHAR(34);[.C123];CHAR(34);&quot;},&quot;)" office:value-type="string" office:string-value="&quot;122&quot;: {&quot;code&quot;:&quot;S93439A&quot;,&quot;description&quot;:&quot;Sprain of tibiofibular ligament of unspecified ankle, initial encounter&quot;},">
            <text:p>"122": {"code":"S93439A","description":"Sprain of tibiofibular ligament of unspecified ankle, initial encounter"}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1">08/01/2020</text:date>, <text:time>16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20-08-01T16:09:19</dc:date>
    <dc:creator>João Rocha da Silva</dc:creator>
    <meta:editing-duration>PT21M</meta:editing-duration>
    <meta:editing-cycles>1</meta:editing-cycles>
    <meta:document-statistic meta:table-count="1" meta:cell-count="491" meta:object-count="0"/>
  </office:meta>
</office:document-meta>
</file>